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docs-Calibri&quot;" svg:font-family="&quot;docs-Calibri&quot;"/>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1.31pt"/>
    </style:style>
    <style:style style:name="co2" style:family="table-column">
      <style:table-column-properties fo:break-before="auto" style:column-width="42.41pt"/>
    </style:style>
    <style:style style:name="co3" style:family="table-column">
      <style:table-column-properties fo:break-before="auto" style:column-width="75pt"/>
    </style:style>
    <style:style style:name="co4" style:family="table-column">
      <style:table-column-properties fo:break-before="auto" style:column-width="115.99pt"/>
    </style:style>
    <style:style style:name="co5" style:family="table-column">
      <style:table-column-properties fo:break-before="auto" style:column-width="52.1pt"/>
    </style:style>
    <style:style style:name="co6" style:family="table-column">
      <style:table-column-properties fo:break-before="auto" style:column-width="48.61pt"/>
    </style:style>
    <style:style style:name="co7" style:family="table-column">
      <style:table-column-properties fo:break-before="auto" style:column-width="50pt"/>
    </style:style>
    <style:style style:name="co8" style:family="table-column">
      <style:table-column-properties fo:break-before="auto" style:column-width="212.51pt"/>
    </style:style>
    <style:style style:name="co9" style:family="table-column">
      <style:table-column-properties fo:break-before="auto" style:column-width="153.5pt"/>
    </style:style>
    <style:style style:name="co10" style:family="table-column">
      <style:table-column-properties fo:break-before="auto" style:column-width="180.54pt"/>
    </style:style>
    <style:style style:name="co11" style:family="table-column">
      <style:table-column-properties fo:break-before="auto" style:column-width="92.41pt"/>
    </style:style>
    <style:style style:name="co12" style:family="table-column">
      <style:table-column-properties fo:break-before="auto" style:column-width="95.16pt"/>
    </style:style>
    <style:style style:name="co13"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47.99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61.51pt" fo:break-before="auto" style:use-optimal-row-height="false"/>
    </style:style>
    <style:style style:name="ta1" style:family="table" style:master-page-name="PageStyle_5f_V1">
      <style:table-properties table:display="true" style:writing-mode="lr-tb"/>
    </style:style>
    <style:style style:name="ce1" style:family="table-cell" style:parent-style-name="Default">
      <style:table-cell-properties fo:background-color="#6aa84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6aa84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674ea7"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34a85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cc4125"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6d01"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285f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6bdc6"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cfe2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2pt" fo:font-style="normal" fo:text-shadow="none" style:text-underline-style="none" fo:font-weight="normal" style:font-size-asian="12pt" style:font-style-asian="normal" style:font-weight-asian="normal" style:font-name-complex="&quot;docs-Calibri&quot;" style:font-size-complex="12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style:font-style-complex="normal" fo:text-shadow="none" fo:color="#000000" fo:font-size="12pt" fo:font-weight="normal" style:text-underline-style="none" style:text-underline-color="font-color" style:text-line-through-type="none" fo:font-style="normal" style:text-position="0% 100%" style:font-size-asian="12pt" style:font-size-complex="12pt" style:font-weight-asian="normal" style:font-weight-complex="normal" style:font-style-asian="normal" style:font-name="Calibri" style:text-outline="false"/>
    </style:style>
    <style:style style:name="T3" style:family="text">
      <style:text-properties style:font-style-complex="normal" fo:text-shadow="none" fo:color="#000000" fo:font-size="12pt" style:text-underline-style="none" style:text-underline-color="font-color" style:text-line-through-type="none" fo:font-style="normal" style:text-position="0% 100%" style:font-size-asian="12pt" style:font-size-complex="12pt" style:font-style-asian="normal" style:font-name="Calibri" style:text-outline="false" style:font-weight-asian="bold" style:font-weight-complex="bold" fo:font-weight="bold"/>
    </style:style>
    <style:style style:name="T4" style:family="text">
      <style:text-properties style:font-style-complex="normal" fo:text-shadow="none" fo:color="#000000" fo:font-size="12pt" style:text-underline-style="none" style:text-underline-color="font-color" style:text-line-through-type="none" fo:font-style="normal" style:text-position="0% 100%" style:font-size-asian="12pt" style:font-size-complex="12pt" style:font-style-asian="normal" style:font-name="Calibri" style:text-outline="false" fo:font-weight="normal" style:font-weight-asian="normal" style:font-weight-complex="normal"/>
    </style:style>
    <style:style style:name="T5" style:family="text">
      <style:text-properties style:font-style-complex="normal" fo:text-shadow="none" fo:color="#000000" fo:font-size="12pt" style:text-underline-style="none" style:text-underline-color="font-color" style:text-line-through-type="none" fo:font-style="normal" style:text-position="0% 100%" style:font-size-asian="12pt" style:font-size-complex="12pt" style:font-style-asian="normal" style:font-name="Calibri" style:text-outline="false" fo:font-weight="bold" style:font-weight-asian="bold" style:font-weight-complex="bold"/>
    </style:style>
    <style:style style:name="T6"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7" style:family="text">
      <style:text-properties style:font-name="Calibri" style:font-style-complex="norm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fo:color="#000000"/>
    </style:style>
    <style:style style:name="T8" style:family="text">
      <style:text-properties style:font-name="Calibri" style:font-style-complex="normal" fo:font-size="12pt" style:text-underline-style="none" style:text-underline-color="font-color" style:text-line-through-type="none" fo:font-style="normal" style:text-outline="false" fo:text-shadow="none" style:text-position="0% 100%" style:font-size-asian="12pt" style:font-size-complex="12pt" style:font-style-asian="normal" fo:color="#000000" fo:font-weight="bold" style:font-weight-asian="bold" style:font-weight-complex="bold"/>
    </style:style>
    <style:style style:name="T9" style:family="text">
      <style:text-properties style:font-name="Calibri" style:font-style-complex="normal" fo:font-size="12pt" style:text-underline-style="none" style:text-underline-color="font-color" style:text-line-through-type="none" fo:font-style="normal" style:text-outline="false" fo:text-shadow="none" style:text-position="0% 100%" style:font-size-asian="12pt" style:font-size-complex="12pt" style:font-style-asian="normal" fo:color="#000000" fo:font-weight="normal" style:font-weight-asian="normal" style:font-weight-complex="normal"/>
    </style:style>
    <style:style style:name="T10" style:family="text">
      <style:text-properties style:text-underline-style="none" style:text-underline-color="font-color" style:font-weight-asian="normal" style:font-size-asian="12pt" style:text-outline="false" style:font-style-complex="normal" fo:color="#000000" fo:font-size="12pt" fo:font-weight="normal" style:font-size-complex="12pt" style:font-weight-complex="normal" style:font-style-asian="normal" style:font-name="Calibri" fo:text-shadow="none" style:text-position="0% 100%" style:text-line-through-type="none" fo:font-style="normal"/>
    </style:style>
    <style:style style:name="T11" style:family="text">
      <style:text-properties style:text-underline-style="none" style:text-underline-color="font-color" style:font-size-asian="12pt" style:text-outline="false" style:font-style-complex="normal" fo:color="#000000" fo:font-size="12pt" style:font-size-complex="12pt" style:font-style-asian="normal" style:font-name="Calibri" fo:text-shadow="none" style:text-position="0% 100%" style:text-line-through-type="none" fo:font-style="normal" style:font-weight-asian="bold" fo:font-weight="bold" style:font-weight-complex="bold"/>
    </style:style>
    <style:style style:name="T12" style:family="text">
      <style:text-properties style:text-underline-style="none" style:text-underline-color="font-color" style:font-size-asian="12pt" style:text-outline="false" style:font-style-complex="normal" fo:color="#000000" fo:font-size="12pt" style:font-size-complex="12pt" style:font-style-asian="normal" style:font-name="Calibri" fo:text-shadow="none" style:text-position="0% 100%" style:text-line-through-type="none" fo:font-style="normal" fo:font-weight="normal" style:font-weight-complex="normal" style:font-weight-asian="normal"/>
    </style:style>
    <style:style style:name="T13" style:family="text">
      <style:text-properties style:text-underline-style="none" style:text-underline-color="font-color" style:font-size-asian="12pt" style:text-outline="false" style:font-style-complex="normal" fo:color="#000000" fo:font-size="12pt" style:font-size-complex="12pt" style:font-style-asian="normal" style:font-name="Calibri" fo:text-shadow="none" style:text-position="0% 100%" style:text-line-through-type="none" fo:font-style="normal" fo:font-weight="bold" style:font-weight-asian="bold" style:font-weight-complex="bold"/>
    </style:style>
    <style:style style:name="T14" style:family="text">
      <style:text-properties style:text-underline-style="none" style:text-underline-color="font-color" style:font-size-asian="12pt" style:text-outline="false" style:font-style-complex="normal" fo:color="#000000" fo:font-size="12pt" style:font-size-complex="12pt" style:font-style-asian="normal" style:font-name="Calibri" fo:text-shadow="none" style:text-position="0% 100%" style:text-line-through-type="none" fo:font-style="normal" fo:font-weight="normal" style:font-weight-asian="normal" style:font-weight-complex="normal"/>
    </style:style>
    <style:style style:name="T15" style:family="text">
      <style:text-properties style:font-name="Calibri" style:font-style-complex="normal"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fo:color="#000000"/>
    </style:style>
    <style:style style:name="T16" style:family="text">
      <style:text-properties style:font-name="Calibri" style:font-weight-complex="normal" style:font-weight-asian="normal" style:font-size-complex="12pt" style:font-size-asian="12pt" style:text-position="0% 100%" fo:text-shadow="none" style:text-outline="false" style:text-line-through-type="none" style:text-underline-style="none" style:text-underline-color="font-color" fo:font-weight="normal" fo:font-size="12pt" fo:color="#000000" fo:font-style="italic" style:font-style-asian="italic" style:font-style-complex="italic"/>
    </style:style>
    <style:style style:name="T17" style:family="text">
      <style:text-properties style:font-name="Calibri" style:font-weight-complex="normal" style:font-weight-asian="normal" style:font-size-complex="12pt" style:font-size-asian="12pt" style:text-position="0% 100%" fo:text-shadow="none" style:text-outline="false" style:text-line-through-type="none" style:text-underline-style="none" style:text-underline-color="font-color" fo:font-weight="normal" fo:font-size="12pt" fo:color="#000000" fo:font-style="normal" style:font-style-asian="normal" style:font-style-complex="normal"/>
    </style:style>
    <style:style style:name="T18"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9"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ext:p>Title</text:p>
          </table:table-cell>
          <table:table-cell table:style-name="ce6" office:value-type="string" calcext:value-type="string">
            <text:p>Year</text:p>
          </table:table-cell>
          <table:table-cell table:style-name="ce1" office:value-type="string" calcext:value-type="string">
            <text:p>Genre</text:p>
          </table:table-cell>
          <table:table-cell table:style-name="ce1" office:value-type="string" calcext:value-type="string">
            <text:p>Developer</text:p>
          </table:table-cell>
          <table:table-cell table:style-name="ce6" office:value-type="string" calcext:value-type="string">
            <text:p>HD / Floppy</text:p>
          </table:table-cell>
          <table:table-cell table:style-name="ce6" office:value-type="string" calcext:value-type="string">
            <text:p>PAL / NTSC</text:p>
          </table:table-cell>
          <table:table-cell table:style-name="ce6" office:value-type="string" calcext:value-type="string">
            <text:p>Model</text:p>
          </table:table-cell>
          <table:table-cell table:style-name="ce1" office:value-type="string" calcext:value-type="string">
            <text:p>Notes</text:p>
          </table:table-cell>
          <table:table-cell table:style-name="ce1" office:value-type="string" calcext:value-type="string">
            <text:p>Source</text:p>
          </table:table-cell>
          <table:table-cell table:style-name="ce1" office:value-type="string" calcext:value-type="string">
            <text:p>HD install notes</text:p>
          </table:table-cell>
          <table:table-cell table:style-name="ce1" office:value-type="string" calcext:value-type="string">
            <text:p>No. of disks</text:p>
            <text:p>(if floppy game)</text:p>
          </table:table-cell>
          <table:table-cell table:style-name="ce24" table:number-columns-repeated="17"/>
          <table:table-cell table:number-columns-repeated="996"/>
        </table:table-row>
        <table:table-row table:style-name="ro1">
          <table:table-cell table:style-name="ce2" office:value-type="string" calcext:value-type="string">
            <text:p>Agony</text:p>
          </table:table-cell>
          <table:table-cell table:style-name="ce7" office:value-type="float" office:value="1992" calcext:value-type="float">
            <text:p>1992</text:p>
          </table:table-cell>
          <table:table-cell table:style-name="ce2" office:value-type="string" calcext:value-type="string">
            <text:p>Action</text:p>
          </table:table-cell>
          <table:table-cell table:style-name="ce2" office:value-type="string" calcext:value-type="string">
            <text:p>Art &amp; Magic</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Needs joystick.</text:p>
            <text:p>Supports at least 2 floppy drives.</text:p>
          </table:table-cell>
          <table:table-cell table:style-name="ce2" office:value-type="string" calcext:value-type="string">
            <text:p>SPS 0960</text:p>
          </table:table-cell>
          <table:table-cell table:style-name="ce3"/>
          <table:table-cell table:style-name="ce2" office:value-type="float" office:value="3" calcext:value-type="float">
            <text:p>3</text:p>
          </table:table-cell>
          <table:table-cell table:style-name="ce3" table:number-columns-repeated="17"/>
          <table:table-cell table:number-columns-repeated="996"/>
        </table:table-row>
        <table:table-row table:style-name="ro1">
          <table:table-cell table:style-name="ce2" office:value-type="string" calcext:value-type="string">
            <text:p>Altered Destiny</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Accolad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Very long initial loading time. Use warp mode or the provided save state to get past that and the codewheel check as well.</text:p>
          </table:table-cell>
          <table:table-cell table:style-name="ce2" office:value-type="string" calcext:value-type="string">
            <text:p>SPS 0237</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mbermoon</text:p>
          </table:table-cell>
          <table:table-cell table:style-name="ce7"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Thalion</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Official v1.07 English version (never published due to the demise of Thalion), plus Meynaf's v1.07 patch.</text:span></text:p>
            <text:p><text:span text:style-name="T1"/></text:p>
            <text:p><text:span text:style-name="T1">The game is configured for a fast processor and plenty of memory, so you should be able to enable the display of the ground and the ceiling in 3D areas in the game's options menu.</text:span></text:p>
            <text:p><text:span text:style-name="T1"/></text:p>
            <text:p><text:span text:style-name="T2">To start the game, double-click on the </text:span><text:span text:style-name="T3">Ambermoon </text:span><text:span text:style-name="T4">disk icon then on the </text:span><text:span text:style-name="T5">Ambermoon </text:span><text:span text:style-name="T4">icon.</text:span></text:p>
          </table:table-cell>
          <table:table-cell table:style-name="ce18" office:value-type="string" calcext:value-type="string">
            <text:p><text:a xlink:href="http://thalion.exotica.org.uk/games/ambermoon/credits/credits.html" xlink:type="simple">Disk images from the Thalion Webshrine:
http://thalion.exotica.org.uk/games/ambermoon/credits/credits.html</text:a></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mberstar</text:p>
          </table:table-cell>
          <table:table-cell table:style-name="ce7"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Thalion</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v1.96 English release</text:span></text:p>
            <text:p><text:span text:style-name="T1"/></text:p>
            <text:p><text:span text:style-name="T6">Starting a new game</text:span></text:p>
            <text:p><text:span text:style-name="T1"/></text:p>
            <text:p><text:span text:style-name="T1">This game is quite special; you can only create your character as part of the hard drive installation process. You must follow the below steps before you can start playing the game.</text:span></text:p>
            <text:p><text:span text:style-name="T1"/></text:p>
            <text:p><text:span text:style-name="T1">1. Start the "Amberstar [start new game]" configuration.</text:span></text:p>
            <text:p><text:span text:style-name="T1"/></text:p>
            <text:p><text:span text:style-name="T1">2. Double-click on the "Amber_A" disk icon, then double-click on the "Install to HD" icon. Wait until the character loading screen appears (use warp mode; it takes a long time).</text:span></text:p>
            <text:p><text:span text:style-name="T1"/></text:p>
            <text:p><text:span text:style-name="T1">3. Create your character, then press OK.</text:span></text:p>
            <text:p><text:span text:style-name="T1"/></text:p>
            <text:p><text:span text:style-name="T1">4. Click on the right HD icon when the “Install where?” question appears. Enter DH1:AMBERSTAR for the path name.</text:span></text:p>
            <text:p><text:span text:style-name="T1"/></text:p>
            <text:p><text:span text:style-name="T1">5. Turn on warp mode again and wait a few minutes until the “Installation complete” message appears. Press the left mouse button to exit the installer.</text:span></text:p>
            <text:p><text:span text:style-name="T1"/></text:p>
            <text:p><text:span text:style-name="T1">6. Now you can start the game with the "Amberstar" configuration.</text:span></text:p>
            <text:p><text:span text:style-name="T1"/></text:p>
            <text:p><text:span text:style-name="T6">Restarting the game with a new character</text:span></text:p>
            <text:p><text:span text:style-name="T1"/></text:p>
            <text:p><text:span text:style-name="T1">Delete the "$RML_AMIGA\Amberstar\Harddisk\AMBERSTAR" folder and repeat the</text:span></text:p>
            <text:p><text:span text:style-name="T1">above steps.</text:span></text:p>
          </table:table-cell>
          <table:table-cell table:style-name="ce2" office:value-type="string" calcext:value-type="string">
            <text:p>SPS 1969</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nother World</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Platformer</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2">To skip the intro, press </text:span><text:span text:style-name="T3">C</text:span><text:span text:style-name="T4"> and enter the </text:span><text:span text:style-name="T5">EDJI </text:span><text:span text:style-name="T4">continuation code.</text:span></text:p>
            <text:p><text:span text:style-name="T1"/></text:p>
            <text:p><text:span text:style-name="T1">Original release with the copy protection intact. The Kixxx/Delphine Classic Collection re-release has the copy protection bypassed (cracked), but the end credits are buggy (some names are missing).</text:span></text:p>
          </table:table-cell>
          <table:table-cell table:style-name="ce2" office:value-type="string" calcext:value-type="string">
            <text:p>SPS 0425</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ntheads: It Came From the Desert II</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Cinemawar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Uses CopyLock.</text:p>
          </table:table-cell>
          <table:table-cell table:style-name="ce19" office:value-type="string" calcext:value-type="string">
            <text:p>"ICFTD1and2-HD [It Came From The Desert 1 &amp; 2 merged binaries, and HD installable].lzx" from the EAB file server</text:p>
          </table:table-cell>
          <table:table-cell table:style-name="ce2" office:value-type="string" calcext:value-type="string">
            <text:p>Fan-made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razok's Tomb</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The Next Frontier</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AmigaBASIC game.</text:p>
          </table:table-cell>
          <table:table-cell table:style-name="ce2" office:value-type="string" calcext:value-type="string">
            <text:p>Abaddon's "unofficial" IPF image.</text:p>
          </table:table-cell>
          <table:table-cell table:style-name="ce2" office:value-type="string" calcext:value-type="string">
            <text:p>No HD installer; copied files to HD manually (Amiga BASIC game, no disk-based protection).</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rchipelagos</text:p>
          </table:table-cell>
          <table:table-cell table:style-name="ce7" office:value-type="float" office:value="1989" calcext:value-type="float">
            <text:p>1989</text:p>
          </table:table-cell>
          <table:table-cell table:style-name="ce2" office:value-type="string" calcext:value-type="string">
            <text:p>Puzzle</text:p>
          </table:table-cell>
          <table:table-cell table:style-name="ce2" office:value-type="string" calcext:value-type="string">
            <text:p>Astral</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0627</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Archon: The Light and the Dark</text:p>
          </table:table-cell>
          <table:table-cell table:style-name="ce7" office:value-type="float" office:value="1986" calcext:value-type="float">
            <text:p>1986</text:p>
          </table:table-cell>
          <table:table-cell table:style-name="ce2" office:value-type="string" calcext:value-type="string">
            <text:p>Strategy</text:p>
          </table:table-cell>
          <table:table-cell table:style-name="ce2" office:value-type="string" calcext:value-type="string">
            <text:p>Free Fall Associates</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2778</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Arkanoid</text:p>
          </table:table-cell>
          <table:table-cell table:style-name="ce7" office:value-type="float" office:value="1987" calcext:value-type="float">
            <text:p>1987</text:p>
          </table:table-cell>
          <table:table-cell table:style-name="ce2" office:value-type="string" calcext:value-type="string">
            <text:p>Action</text:p>
          </table:table-cell>
          <table:table-cell table:style-name="ce2" office:value-type="string" calcext:value-type="string">
            <text:p>Taito</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1519</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Art of GO, The</text:p>
          </table:table-cell>
          <table:table-cell table:style-name="ce7" office:value-type="float" office:value="1987" calcext:value-type="float">
            <text:p>1987</text:p>
          </table:table-cell>
          <table:table-cell table:style-name="ce2" office:value-type="string" calcext:value-type="string">
            <text:p>Board</text:p>
          </table:table-cell>
          <table:table-cell table:style-name="ce2" office:value-type="string" calcext:value-type="string">
            <text:p>James R. Logan, Jr</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Abaddon's "unofficial" IPF image.</text:p>
          </table:table-cell>
          <table:table-cell table:style-name="ce2" office:value-type="string" calcext:value-type="string">
            <text:p>No HD installer; copied files to HD manually (has no disk-based copy protection according to the manual).</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Aufschwung Ost</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unflowers Interactiv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Has disk-based protection.</text:p>
            <text:p>Can use only DF0: for the game disk, but you can set the save disk location to DF1: or DF2: in the options menu.</text:p>
          </table:table-cell>
          <table:table-cell table:style-name="ce2" office:value-type="string" calcext:value-type="string">
            <text:p>SPS 0429</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Balance of Power: Geopolitics in the Nuclear Age</text:p>
          </table:table-cell>
          <table:table-cell table:style-name="ce7" office:value-type="float" office:value="1986" calcext:value-type="float">
            <text:p>1986</text:p>
          </table:table-cell>
          <table:table-cell table:style-name="ce2" office:value-type="string" calcext:value-type="string">
            <text:p>Strategy</text:p>
          </table:table-cell>
          <table:table-cell table:style-name="ce2" office:value-type="string" calcext:value-type="string">
            <text:p>Chris Crawford</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A "disk invalid" dialog will pop-up 3-4 times; this is normal, just keep pressing cancel.</text:span></text:p>
            <text:p><text:span text:style-name="T2">Once the pop-ups are gone, double-click on the </text:span><text:span text:style-name="T3">BOP</text:span><text:span text:style-name="T4"> disk icon, then on the </text:span><text:span text:style-name="T5">Balance of Power</text:span><text:span text:style-name="T4"> icon to start the game.</text:span></text:p>
            <text:p><text:span text:style-name="T1">No mouse pointer on more than 512 KB Chip RAM.</text:span></text:p>
          </table:table-cell>
          <table:table-cell table:style-name="ce2" office:value-type="string" calcext:value-type="string">
            <text:p>SPS 2374</text:p>
          </table:table-cell>
          <table:table-cell table:style-name="ce4"/>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Balance of Power: The 1990 Edition</text:p>
          </table:table-cell>
          <table:table-cell table:style-name="ce7"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Chris Crawford</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1818</text:p>
          </table:table-cell>
          <table:table-cell table:style-name="ce2" office:value-type="string" calcext:value-type="string">
            <text:p>No HD installer; copied files to HD manually.</text:p>
          </table:table-cell>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Bard's Tale II, The: The Destiny Knight</text:p>
          </table:table-cell>
          <table:table-cell table:style-name="ce7" office:value-type="float" office:value="1988" calcext:value-type="float">
            <text:p>1988</text:p>
          </table:table-cell>
          <table:table-cell table:style-name="ce2" office:value-type="string" calcext:value-type="string">
            <text:p>RPG</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Has no disk-based protection according to the manual.</text:p>
          </table:table-cell>
          <table:table-cell table:style-name="ce2" office:value-type="string" calcext:value-type="string">
            <text:p>SPS 0046</text:p>
          </table:table-cell>
          <table:table-cell table:style-name="ce2" office:value-type="string" calcext:value-type="string">
            <text:p>No HD installer; copied files to HD manually and made the necessary assig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ard's Tale III, The: Thief of Fate</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300</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ard's Tale, The: Tales of the Unknown</text:p>
          </table:table-cell>
          <table:table-cell table:style-name="ce7" office:value-type="float" office:value="1986" calcext:value-type="float">
            <text:p>1986</text:p>
          </table:table-cell>
          <table:table-cell table:style-name="ce2" office:value-type="string" calcext:value-type="string">
            <text:p>RPG</text:p>
          </table:table-cell>
          <table:table-cell table:style-name="ce2"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A blank character disk in in DF1: (the manual describes how to create one).</text:span></text:p>
            <text:p><text:span text:style-name="T1"/></text:p>
            <text:p><text:span text:style-name="T1">If you accidentally clicked on the left icon in the top-right corner and you're now on the blue Workbench screen, this is how to return to the game screen:</text:span></text:p>
            <text:p><text:span text:style-name="T1"/></text:p>
            <text:p><text:span text:style-name="T1">1. Shrink the window by clicking and dragging its bottom-right handle.</text:span></text:p>
            <text:p><text:span text:style-name="T7">2. Drag it down by its titlebar to expose the top bar with </text:span><text:span text:style-name="T8">Workbench</text:span><text:span text:style-name="T9"> screen written on it.</text:span></text:p>
            <text:p><text:span text:style-name="T7">3. Click on the first icon in the top-right corner on the </text:span><text:span text:style-name="T8">Workbench</text:span><text:span text:style-name="T9"> screen bar.</text:span></text:p>
          </table:table-cell>
          <table:table-cell table:style-name="ce2" office:value-type="string" calcext:value-type="string">
            <text:p>SPS 1978</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Battle Chess (CD32)</text:p>
          </table:table-cell>
          <table:table-cell table:style-name="ce7" office:value-type="float" office:value="1994" calcext:value-type="float">
            <text:p>1994</text:p>
          </table:table-cell>
          <table:table-cell table:style-name="ce2" office:value-type="string" calcext:value-type="string">
            <text:p>Board</text:p>
          </table:table-cell>
          <table:table-cell table:style-name="ce2" office:value-type="string" calcext:value-type="string">
            <text:p>Interplay</text:p>
          </table:table-cell>
          <table:table-cell table:style-name="ce12" office:value-type="string" calcext:value-type="string">
            <text:p>CD</text:p>
          </table:table-cell>
          <table:table-cell table:style-name="ce14" office:value-type="string" calcext:value-type="string">
            <text:p>NTSC</text:p>
          </table:table-cell>
          <table:table-cell table:style-name="ce7" office:value-type="string" calcext:value-type="string">
            <text:p>CD32</text:p>
          </table:table-cell>
          <table:table-cell table:style-name="ce2" office:value-type="string" calcext:value-type="string">
            <text:p>Same as CDTV version.</text:p>
          </table:table-cell>
          <table:table-cell table:style-name="ce2" office:value-type="string" calcext:value-type="string">
            <text:p>TOSEC-ISO</text:p>
            <text:p>Battle Chess (1994)(Interplay)[!]</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Battle Chess (OCS)</text:p>
          </table:table-cell>
          <table:table-cell table:style-name="ce7" office:value-type="float" office:value="1988" calcext:value-type="float">
            <text:p>1988</text:p>
          </table:table-cell>
          <table:table-cell table:style-name="ce2" office:value-type="string" calcext:value-type="string">
            <text:p>Board</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Double-click on the </text:span><text:span text:style-name="T3">BattleChess</text:span><text:span text:style-name="T4"> disk icon then on the </text:span><text:span text:style-name="T5">BattleChess</text:span><text:span text:style-name="T4"> icon to start the game.</text:span></text:p>
          </table:table-cell>
          <table:table-cell table:style-name="ce2" office:value-type="string" calcext:value-type="string">
            <text:p>SPS 0263</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attle Chess II: Chinese Chess</text:p>
          </table:table-cell>
          <table:table-cell table:style-name="ce7" office:value-type="float" office:value="1990" calcext:value-type="float">
            <text:p>1990</text:p>
          </table:table-cell>
          <table:table-cell table:style-name="ce2" office:value-type="string" calcext:value-type="string">
            <text:p>Board</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264</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attle Isle</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0">Double-click on the </text:span><text:span text:style-name="T11">BattleIsle</text:span><text:span text:style-name="T12"> disk icon then on the </text:span><text:span text:style-name="T13">Start</text:span><text:span text:style-name="T14"> icon to start the game, or the </text:span><text:span text:style-name="T13">Intro</text:span><text:span text:style-name="T14"> icon to watch the intro then start the game.</text:span></text:p>
          </table:table-cell>
          <table:table-cell table:style-name="ce2" office:value-type="string" calcext:value-type="string">
            <text:p>SPS 1991</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attle Isle '93: The Moon Of Chromos</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0">Double-click on the </text:span><text:span text:style-name="T11">BattleIsle</text:span><text:span text:style-name="T12"> disk icon then on the </text:span><text:span text:style-name="T13">Start</text:span><text:span text:style-name="T14"> icon to start the game, or the </text:span><text:span text:style-name="T13">Intro</text:span><text:span text:style-name="T14"> icon to watch the intro then start the game.</text:span></text:p>
          </table:table-cell>
          <table:table-cell table:style-name="ce2" office:value-type="string" calcext:value-type="string">
            <text:p>SPS 0667</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attle Isle: Scenario Disk 1 – Air-Land-Sea</text:p>
          </table:table-cell>
          <table:table-cell table:style-name="ce7"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1991</text:p>
            <text:p>SPS 0460</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eneath a Steel Sky (CD32)</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Revolution</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table:table-cell table:style-name="ce2" office:value-type="string" calcext:value-type="string">
            <text:p>TOSEC-ISO</text:p>
            <text:p>Beneath a Steel Sky (1994)(Virgin)(M4)[!].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Black Cauldron, The</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Floppy game that saves to the hard disk.</text:span></text:p>
            <text:p><text:span text:style-name="T7">When save or restoring the game, enter </text:span><text:span text:style-name="T8">Save: </text:span><text:span text:style-name="T9">for the volume name, with the semicolon at the end (this is important).</text:span></text:p>
          </table:table-cell>
          <table:table-cell table:style-name="ce2" office:value-type="string" calcext:value-type="string">
            <text:p>SPS 2057</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Black Crypt</text:p>
          </table:table-cell>
          <table:table-cell table:style-name="ce7" office:value-type="float" office:value="1992" calcext:value-type="float">
            <text:p>1992</text:p>
          </table:table-cell>
          <table:table-cell table:style-name="ce2" office:value-type="string" calcext:value-type="string">
            <text:p>RPG</text:p>
          </table:table-cell>
          <table:table-cell table:style-name="ce3" office:value-type="string" calcext:value-type="string">
            <text:p>Raven</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3"/>
          <table:table-cell table:style-name="ce3" office:value-type="string" calcext:value-type="string">
            <text:p>SPS 0281</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lock Out</text:p>
          </table:table-cell>
          <table:table-cell table:style-name="ce7" office:value-type="float" office:value="1990" calcext:value-type="float">
            <text:p>1990</text:p>
          </table:table-cell>
          <table:table-cell table:style-name="ce2" office:value-type="string" calcext:value-type="string">
            <text:p>Puzzle</text:p>
          </table:table-cell>
          <table:table-cell table:style-name="ce2" office:value-type="string" calcext:value-type="string">
            <text:p>PZK</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280</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loodNet (AGA)</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MicroPros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1200</text:p>
          </table:table-cell>
          <table:table-cell table:style-name="ce2"/>
          <table:table-cell table:style-name="ce2" office:value-type="string" calcext:value-type="string">
            <text:p>SPS 1667</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orrowed Time</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Saves to the game disk.</text:p>
          </table:table-cell>
          <table:table-cell table:style-name="ce2" office:value-type="string" calcext:value-type="string">
            <text:p>SPS 293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Boston Bomb Club</text:p>
          </table:table-cell>
          <table:table-cell table:style-name="ce7" office:value-type="float" office:value="1991" calcext:value-type="float">
            <text:p>1991</text:p>
          </table:table-cell>
          <table:table-cell table:style-name="ce2" office:value-type="string" calcext:value-type="string">
            <text:p>Puzzle</text:p>
          </table:table-cell>
          <table:table-cell table:style-name="ce2" office:value-type="string" calcext:value-type="string">
            <text:p>Silmaril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1502</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Buck Rogers: Countdown to Doomsday</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1994</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Budokan: The Martial Spirit</text:p>
          </table:table-cell>
          <table:table-cell table:style-name="ce7" office:value-type="float" office:value="1989" calcext:value-type="float">
            <text:p>1989</text:p>
          </table:table-cell>
          <table:table-cell table:style-name="ce2" office:value-type="string" calcext:value-type="string">
            <text:p>Action</text:p>
          </table:table-cell>
          <table:table-cell table:style-name="ce2" office:value-type="string" calcext:value-type="string">
            <text:p>Electronic Art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1215</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Cadaver</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Bitmap Brother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2876</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3" office:value-type="string" calcext:value-type="string">
            <text:p>Cadaver: The Last Supper</text:p>
          </table:table-cell>
          <table:table-cell table:style-name="ce7" office:value-type="float" office:value="1991" calcext:value-type="float">
            <text:p>1991</text:p>
          </table:table-cell>
          <table:table-cell table:style-name="ce3" office:value-type="string" calcext:value-type="string">
            <text:p>Adventure</text:p>
          </table:table-cell>
          <table:table-cell table:style-name="ce3" office:value-type="string" calcext:value-type="string">
            <text:p>Bitmap Brother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3" office:value-type="string" calcext:value-type="string">
            <text:p><text:span text:style-name="T1">Exclusive demo level featured on Zero Coverdisk 15 (Issue 23, September 1991).</text:span></text:p>
            <text:p><text:span text:style-name="T7">Type </text:span><text:span text:style-name="T8">3</text:span><text:span text:style-name="T9"> when prompted to start the game.</text:span></text:p>
          </table:table-cell>
          <table:table-cell table:style-name="ce3" office:value-type="string" calcext:value-type="string">
            <text:p>Zero Coverdisk 15 (Issue 23, September 1991)</text:p>
          </table:table-cell>
          <table:table-cell table:style-name="ce16"/>
          <table:table-cell table:style-name="ce2" office:value-type="float" office:value="1" calcext:value-type="float">
            <text:p>1</text:p>
          </table:table-cell>
          <table:table-cell table:style-name="ce16" table:number-columns-repeated="17"/>
          <table:table-cell table:number-columns-repeated="996"/>
        </table:table-row>
        <table:table-row table:style-name="ro1">
          <table:table-cell table:style-name="ce3" office:value-type="string" calcext:value-type="string">
            <text:p>Cadaver: The Payoff</text:p>
          </table:table-cell>
          <table:table-cell table:style-name="ce7" office:value-type="float" office:value="1991" calcext:value-type="float">
            <text:p>1991</text:p>
          </table:table-cell>
          <table:table-cell table:style-name="ce3" office:value-type="string" calcext:value-type="string">
            <text:p>Adventure</text:p>
          </table:table-cell>
          <table:table-cell table:style-name="ce3" office:value-type="string" calcext:value-type="string">
            <text:p>Bitmap Brother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3" office:value-type="string" calcext:value-type="string">
            <text:p>Levels disk for the original game.</text:p>
          </table:table-cell>
          <table:table-cell table:style-name="ce2" office:value-type="string" calcext:value-type="string">
            <text:p>SPS 2876</text:p>
            <text:p>SPS 0820</text:p>
          </table:table-cell>
          <table:table-cell table:style-name="ce16"/>
          <table:table-cell table:style-name="ce2" office:value-type="float" office:value="2" calcext:value-type="float">
            <text:p>2</text:p>
          </table:table-cell>
          <table:table-cell table:style-name="ce16" table:number-columns-repeated="17"/>
          <table:table-cell table:number-columns-repeated="996"/>
        </table:table-row>
        <table:table-row table:style-name="ro1">
          <table:table-cell table:style-name="ce2" office:value-type="string" calcext:value-type="string">
            <text:p>Cannon Fodder (CD32)</text:p>
          </table:table-cell>
          <table:table-cell table:style-name="ce7" office:value-type="float" office:value="1994" calcext:value-type="float">
            <text:p>1994</text:p>
          </table:table-cell>
          <table:table-cell table:style-name="ce2" office:value-type="string" calcext:value-type="string">
            <text:p>Strategy</text:p>
          </table:table-cell>
          <table:table-cell table:style-name="ce2" office:value-type="string" calcext:value-type="string">
            <text:p>Sensible</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office:value-type="string" calcext:value-type="string">
            <text:p><text:span text:style-name="T7">Modified version by </text:span><text:span text:style-name="T8">cd32.co.uk</text:span><text:span text:style-name="T9"> that replaces the MPEG intro with CDXL-format video (can be played on a standard CD32 without the rare FMV module).</text:span></text:p>
          </table:table-cell>
          <table:table-cell table:style-name="ce2" office:value-type="string" calcext:value-type="string">
            <text:p>Cannon Fodder Standalone (2015-05-28)(Virgin)[f www.cd32.co.uk][CDXL].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Cannon Fodder (OCS)</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ensibl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4 floppy drives.</text:p>
            <text:p>No disk swapping necessary, save disk is in DF3:</text:p>
          </table:table-cell>
          <table:table-cell table:style-name="ce2" office:value-type="string" calcext:value-type="string">
            <text:p>SPS 0860</text:p>
          </table:table-cell>
          <table:table-cell table:style-name="ce2"/>
          <table:table-cell table:style-name="ce2" office:value-type="float" office:value="3" calcext:value-type="float">
            <text:p>3</text:p>
          </table:table-cell>
          <table:table-cell table:style-name="ce3" table:number-columns-repeated="17"/>
          <table:table-cell table:number-columns-repeated="996"/>
        </table:table-row>
        <table:table-row table:style-name="ro1">
          <table:table-cell table:style-name="ce2" office:value-type="string" calcext:value-type="string">
            <text:p>Captain Blood</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ERE Informatique</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044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Captive</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3" office:value-type="string" calcext:value-type="string">
            <text:p>Mindscap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3" office:value-type="string" calcext:value-type="string">
            <text:p>v1.2, contains a number important bug and crash fixes.</text:p>
            <text:p>Supports 4 floppy drives.</text:p>
            <text:p>No disk swapping necessary, save disk is in DF1:</text:p>
            <text:p>Uses CopyLock.</text:p>
          </table:table-cell>
          <table:table-cell table:style-name="ce3" office:value-type="string" calcext:value-type="string">
            <text:p>SPS 2164</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Case of the Cautious Condor, The (CDTV)</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Tiger Media</text:p>
          </table:table-cell>
          <table:table-cell table:style-name="ce12" office:value-type="string" calcext:value-type="string">
            <text:p>CD</text:p>
          </table:table-cell>
          <table:table-cell table:style-name="ce15" office:value-type="string" calcext:value-type="string">
            <text:p>NTSC50</text:p>
          </table:table-cell>
          <table:table-cell table:style-name="ce7" office:value-type="string" calcext:value-type="string">
            <text:p>CDTV</text:p>
          </table:table-cell>
          <table:table-cell table:style-name="ce2" office:value-type="string" calcext:value-type="string">
            <text:p>You can use either the mouse or a gamepad in port 2 to control the game.</text:p>
          </table:table-cell>
          <table:table-cell table:style-name="ce2" office:value-type="string" calcext:value-type="string">
            <text:p>Non-TOSEC ISO</text:p>
            <text:p>Case of the Cautious Condor, The (1990)(Tiger Media)[!].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Castle Master</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3" office:value-type="string" calcext:value-type="string">
            <text:p>Incentiv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3" office:value-type="string" calcext:value-type="string">
            <text:p><text:span text:style-name="T7">Type </text:span><text:span text:style-name="T8">E</text:span><text:span text:style-name="T9"> then press Enter when prompted to start the game.</text:span></text:p>
            <text:p><text:span text:style-name="T1">Saves to the game hard drive.</text:span></text:p>
            <text:p><text:span text:style-name="T1">Original uses CopyLock, but this is the 1992 The Hit Squad re-release which has the disk-based protection removed.</text:span></text:p>
          </table:table-cell>
          <table:table-cell table:style-name="ce3" office:value-type="string" calcext:value-type="string">
            <text:p>SPS 2773</text:p>
          </table:table-cell>
          <table:table-cell table:style-name="ce2" office:value-type="string" calcext:value-type="string">
            <text:p>No HD installer; copied files to HD manually (this budget re-release has the disk-based copy protection removed).</text:p>
          </table:table-cell>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Castle Master II: The Crypt</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3"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3" office:value-type="string" calcext:value-type="string">
            <text:p><text:span text:style-name="T7">Type </text:span><text:span text:style-name="T8">2</text:span><text:span text:style-name="T9"> then press Enter when prompted to start the game.</text:span></text:p>
            <text:p><text:span text:style-name="T1">Saves to the game disk.</text:span></text:p>
            <text:p><text:span text:style-name="T1">Uses CopyLock</text:span></text:p>
          </table:table-cell>
          <table:table-cell table:style-name="ce3" office:value-type="string" calcext:value-type="string">
            <text:p>SPS 0612</text:p>
          </table:table-cell>
          <table:table-cell table:style-name="ce3"/>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Castles</text:p>
          </table:table-cell>
          <table:table-cell table:style-name="ce7"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Contains the Northern Campaigns scenario expansion.</text:p>
            <text:p/>
          </table:table-cell>
          <table:table-cell table:style-name="ce2" office:value-type="string" calcext:value-type="string">
            <text:p><text:span text:style-name="T1">SPS 2381</text:span></text:p>
            <text:p><text:span text:style-name="T6">CastlesNorthernC [Castles Northern Campaign Original Disk (startup) + the generated ones.].zip</text:span><text:span text:style-name="T18"> from the EAB file server</text:span></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enturion: Defender of Rome</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its of Magic</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16"/>
          <table:table-cell table:style-name="ce2" office:value-type="string" calcext:value-type="string">
            <text:p>SPS 1945</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hampions of Krynn</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ChampionsOfKrynn </text:span><text:span text:style-name="T4">disk icon, then on the </text:span><text:span text:style-name="T5">ChampionsOfKrynn </text:span><text:span text:style-name="T4">icon.</text:span></text:p>
          </table:table-cell>
          <table:table-cell table:style-name="ce2" office:value-type="string" calcext:value-type="string">
            <text:p>SPS 0986</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ode Name: ICEMAN</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468</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olonels' Bequest, The</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796</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onquests of Camelot: The Search for the Grail</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Camelot </text:span><text:span text:style-name="T4">disk icon, then on the </text:span><text:span text:style-name="T5">Camelot </text:span><text:span text:style-name="T4">icon.</text:span></text:p>
          </table:table-cell>
          <table:table-cell table:style-name="ce2" office:value-type="string" calcext:value-type="string">
            <text:p>SPS 1112</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orruption</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Needs OCS; the intro screen is corrupted on ECS Agnus.</text:p>
            <text:p>Right-click on the top of the screen and drag it down to see the illustrations.</text:p>
            <text:p>Make sure to listen to the audio tape in the Extras folder.</text:p>
          </table:table-cell>
          <table:table-cell table:style-name="ce2" office:value-type="string" calcext:value-type="string">
            <text:p>SPS 0308</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ruise for A Corpse</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This is a rare hard drive installed game that can only save to a floppy in DF0: or the RAM: drive</text:p>
          </table:table-cell>
          <table:table-cell table:style-name="ce2" office:value-type="string" calcext:value-type="string">
            <text:p>SPS 1884</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Curse of the Azure Bonds</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982</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ark Queen of Krynn, The</text:p>
          </table:table-cell>
          <table:table-cell table:style-name="ce7"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Plays different music with 2 MB Fast RAM available.</text:span></text:p>
            <text:p><text:span text:style-name="T2">To start the game, double-click on the </text:span><text:span text:style-name="T3">TheDarkQueenOfKrynn </text:span><text:span text:style-name="T4">disk icon, then on the </text:span><text:span text:style-name="T5">TheDarkQueenOfKrynn </text:span><text:span text:style-name="T4">icon.</text:span></text:p>
          </table:table-cell>
          <table:table-cell table:style-name="ce2" office:value-type="string" calcext:value-type="string">
            <text:p>SPS 0988</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ark Seed (CD32)</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Cyberdreams</text:p>
          </table:table-cell>
          <table:table-cell table:style-name="ce12" office:value-type="string" calcext:value-type="string">
            <text:p>CD</text:p>
          </table:table-cell>
          <table:table-cell table:style-name="ce14" office:value-type="string" calcext:value-type="string">
            <text:p>NTSC</text:p>
          </table:table-cell>
          <table:table-cell table:style-name="ce7" office:value-type="string" calcext:value-type="string">
            <text:p>CD32</text:p>
          </table:table-cell>
          <table:table-cell table:style-name="ce2"/>
          <table:table-cell table:style-name="ce2" office:value-type="string" calcext:value-type="string">
            <text:p>Non-TOSEC ISO</text:p>
            <text:p>Darkseed v1.1 (1994)(Cyberdreams)[NTSC_full_fix_Ross].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Dark Side</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3" office:value-type="string" calcext:value-type="string">
            <text:p>Saves to the game disk.</text:p>
            <text:p>Uses CopyLock.</text:p>
          </table:table-cell>
          <table:table-cell table:style-name="ce2" office:value-type="string" calcext:value-type="string">
            <text:p>SPS 1099</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Death Knights of Krynn</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DeathKnightsOfKrynn</text:span><text:span text:style-name="T4"> disk icon in the middle, then on the </text:span><text:span text:style-name="T5">DeathKnightsOfKrynn</text:span><text:span text:style-name="T4"> icon.</text:span></text:p>
            <text:p><text:span text:style-name="T7">Configured to load Champions of Krynn save games when selecting </text:span><text:span text:style-name="T8">CHAMPIONS </text:span><text:span text:style-name="T9">in the load game menu.</text:span></text:p>
          </table:table-cell>
          <table:table-cell table:style-name="ce2" office:value-type="string" calcext:value-type="string">
            <text:p>SPS 0987</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efender of the Crown (CDTV)</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Cinemaware</text:p>
          </table:table-cell>
          <table:table-cell table:style-name="ce12" office:value-type="string" calcext:value-type="string">
            <text:p>CD</text:p>
          </table:table-cell>
          <table:table-cell table:style-name="ce14" office:value-type="string" calcext:value-type="string">
            <text:p>NTSC</text:p>
          </table:table-cell>
          <table:table-cell table:style-name="ce7" office:value-type="string" calcext:value-type="string">
            <text:p>CDTV</text:p>
          </table:table-cell>
          <table:table-cell table:style-name="ce2"/>
          <table:table-cell table:style-name="ce2" office:value-type="string" calcext:value-type="string">
            <text:p>Defender of the Crown (Europe).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Defender of the Crown (OCS)</text:p>
          </table:table-cell>
          <table:table-cell table:style-name="ce7" office:value-type="float" office:value="1986" calcext:value-type="float">
            <text:p>1986</text:p>
          </table:table-cell>
          <table:table-cell table:style-name="ce2" office:value-type="string" calcext:value-type="string">
            <text:p>Strategy</text:p>
          </table:table-cell>
          <table:table-cell table:style-name="ce2" office:value-type="string" calcext:value-type="string">
            <text:p>Cinemaware</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Supports 2 floppy drives.</text:p>
            <text:p>Uses CopyLock.</text:p>
          </table:table-cell>
          <table:table-cell table:style-name="ce2" office:value-type="string" calcext:value-type="string">
            <text:p>SPS 0902</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Defender of the Crown II (CD32)</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ach Enterprises</text:p>
          </table:table-cell>
          <table:table-cell table:style-name="ce12" office:value-type="string" calcext:value-type="string">
            <text:p>CD</text:p>
          </table:table-cell>
          <table:table-cell table:style-name="ce14" office:value-type="string" calcext:value-type="string">
            <text:p>NTSC</text:p>
          </table:table-cell>
          <table:table-cell table:style-name="ce7" office:value-type="string" calcext:value-type="string">
            <text:p>CD32</text:p>
          </table:table-cell>
          <table:table-cell table:style-name="ce2" office:value-type="string" calcext:value-type="string">
            <text:p>You can use either the mouse or a gamepad in port 2 to control the game.</text:p>
          </table:table-cell>
          <table:table-cell table:style-name="ce2" office:value-type="string" calcext:value-type="string">
            <text:p>Non-TOSEC ISO, US release</text:p>
            <text:p>Defender of the Crown II (USA) (En,Fr,De,Es,It).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Deja Vu II: Lost in Las Vegas!!</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ICOM</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he game disk must be present in DF0: when you start the game for the disk-based copy protection check.</text:p>
          </table:table-cell>
          <table:table-cell table:style-name="ce2" office:value-type="string" calcext:value-type="string">
            <text:p>Abaddon's "unofficial" CT-RAW image.</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eja Vu: A Nightmare Comes True!!</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ICOM</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17" office:value-type="string" calcext:value-type="string">
            <text:p><text:span text:style-name="T7">Type </text:span><text:span text:style-name="T8">Save:YourSavegameName</text:span><text:span text:style-name="T9"> in the dialog when saving the game (you can</text:span></text:p>
            <text:p><text:span text:style-name="T7">use any name you like after the </text:span><text:span text:style-name="T8">Save:</text:span><text:span text:style-name="T9"> part).</text:span></text:p>
          </table:table-cell>
          <table:table-cell table:style-name="ce2" office:value-type="string" calcext:value-type="string">
            <text:p>Abaddon's "unofficial" IPF image.</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Demon's Winter</text:p>
          </table:table-cell>
          <table:table-cell table:style-name="ce7" office:value-type="float" office:value="1989" calcext:value-type="float">
            <text:p>1989</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he game files get modified as you progress through the game, so it's recommended to delete the </text:span><text:span text:style-name="T3">Harddisk </text:span><text:span text:style-name="T4">folder and restore it from </text:span><text:span text:style-name="T5">Sources\DemonsWinter_Harddisk.zip</text:span><text:span text:style-name="T4"> when starting a new game.</text:span></text:p>
            <text:p><text:span text:style-name="T1"/></text:p>
            <text:p><text:span text:style-name="T7">Spell list used for the copy protection check is in </text:span><text:span text:style-name="T8">Appendix D</text:span><text:span text:style-name="T9"> of the manual (page 26).</text:span></text:p>
          </table:table-cell>
          <table:table-cell table:style-name="ce2" office:value-type="string" calcext:value-type="string">
            <text:p>SPS 1995</text:p>
          </table:table-cell>
          <table:table-cell table:style-name="ce2" office:value-type="string" calcext:value-type="string">
            <text:p>No HD installer; copied files to HD manually (has no disk-based copy protection according to the manual).</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istant Armies: A Playing History of Chess</text:p>
          </table:table-cell>
          <table:table-cell table:style-name="ce7" office:value-type="float" office:value="1988" calcext:value-type="float">
            <text:p>1988</text:p>
          </table:table-cell>
          <table:table-cell table:style-name="ce2" office:value-type="string" calcext:value-type="string">
            <text:p>Board</text:p>
          </table:table-cell>
          <table:table-cell table:style-name="ce2" office:value-type="string" calcext:value-type="string">
            <text:p>Eagle Tre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Needs narrator.device for the speech.</text:span></text:p>
            <text:p><text:span text:style-name="T2">To start the game, double-click on the </text:span><text:span text:style-name="T3">DistantArmies </text:span><text:span text:style-name="T4">disk icon, then on the </text:span><text:span text:style-name="T5">DistantArmies </text:span><text:span text:style-name="T4">icon.</text:span></text:p>
          </table:table-cell>
          <table:table-cell table:style-name="ce2" office:value-type="string" calcext:value-type="string">
            <text:p>SPS 2551</text:p>
          </table:table-cell>
          <table:table-cell table:style-name="ce2" office:value-type="string" calcext:value-type="string">
            <text:p>Copied files to HD as per instructions (has no disk-based copy protection according to the manual).</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ragon Wars</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Interplay</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v1.2 EU release, crashes on any encounter when an NTSC chipset is used (it's either a bug or some crude for or region locking)</text:p>
          </table:table-cell>
          <table:table-cell table:style-name="ce2" office:value-type="string" calcext:value-type="string">
            <text:p>SPS 3098</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ragonstone (CD32)</text:p>
          </table:table-cell>
          <table:table-cell table:style-name="ce7" office:value-type="float" office:value="1994" calcext:value-type="float">
            <text:p>1994</text:p>
          </table:table-cell>
          <table:table-cell table:style-name="ce2" office:value-type="string" calcext:value-type="string">
            <text:p>RPG</text:p>
          </table:table-cell>
          <table:table-cell table:style-name="ce2" office:value-type="string" calcext:value-type="string">
            <text:p>Core Design</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table:table-cell table:style-name="ce2" office:value-type="string" calcext:value-type="string">
            <text:p>Redump</text:p>
            <text:p>Dragonstone (Europe) (En,Fr,De)</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Dragonstone (OCS)</text:p>
          </table:table-cell>
          <table:table-cell table:style-name="ce7" office:value-type="float" office:value="1994" calcext:value-type="float">
            <text:p>1994</text:p>
          </table:table-cell>
          <table:table-cell table:style-name="ce2" office:value-type="string" calcext:value-type="string">
            <text:p>RPG</text:p>
          </table:table-cell>
          <table:table-cell table:style-name="ce2" office:value-type="string" calcext:value-type="string">
            <text:p>Core Desig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four floppy drives, no disk swapping necessary.</text:p>
          </table:table-cell>
          <table:table-cell table:style-name="ce2" office:value-type="string" calcext:value-type="string">
            <text:p>SPS 0471</text:p>
          </table:table-cell>
          <table:table-cell table:style-name="ce2"/>
          <table:table-cell table:style-name="ce2" office:value-type="float" office:value="4" calcext:value-type="float">
            <text:p>4</text:p>
          </table:table-cell>
          <table:table-cell table:style-name="ce3" table:number-columns-repeated="17"/>
          <table:table-cell table:number-columns-repeated="996"/>
        </table:table-row>
        <table:table-row table:style-name="ro1">
          <table:table-cell table:style-name="ce2" office:value-type="string" calcext:value-type="string">
            <text:p>DreamWeb (AGA)</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Creative Reality</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1200</text:p>
          </table:table-cell>
          <table:table-cell table:style-name="ce2" office:value-type="string" calcext:value-type="string">
            <text:p>Uncensored European version.</text:p>
          </table:table-cell>
          <table:table-cell table:style-name="ce2" office:value-type="string" calcext:value-type="string">
            <text:p>SPS 1815</text:p>
          </table:table-cell>
          <table:table-cell table:style-name="ce2" office:value-type="string" calcext:value-type="string">
            <text:p>Has HD installer.</text:p>
          </table:table-cell>
          <table:table-cell table:style-name="ce2"/>
          <table:table-cell table:style-name="ce20" table:number-columns-repeated="9"/>
          <table:table-cell table:style-name="ce3" table:number-columns-repeated="8"/>
          <table:table-cell table:number-columns-repeated="996"/>
        </table:table-row>
        <table:table-row table:style-name="ro1">
          <table:table-cell table:style-name="ce2" office:value-type="string" calcext:value-type="string">
            <text:p>Driller</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Incentiv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1992 Kixx release; non-encrypted executable, manual check bypassed, protection-free</text:p>
          </table:table-cell>
          <table:table-cell table:style-name="ce2" office:value-type="string" calcext:value-type="string">
            <text:p>SPS 2256</text:p>
          </table:table-cell>
          <table:table-cell table:style-name="ce2" office:value-type="string" calcext:value-type="string">
            <text:p>No HD installer; copied files to HD manually from the Kixx budget release.</text:p>
            <text:p>Needed to re-assign SYS: to the game directory for the save game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une</text:p>
          </table:table-cell>
          <table:table-cell table:style-name="ce7"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Cryo</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1156</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Dungeon Master (v2.2)</text:p>
          </table:table-cell>
          <table:table-cell table:style-name="ce7" office:value-type="float" office:value="1988" calcext:value-type="float">
            <text:p>1988</text:p>
          </table:table-cell>
          <table:table-cell table:style-name="ce2" office:value-type="string" calcext:value-type="string">
            <text:p>RPG</text:p>
          </table:table-cell>
          <table:table-cell table:style-name="ce2" office:value-type="string" calcext:value-type="string">
            <text:p>FTL Games</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his is supposed to be a 100% bug-free dump of the original game with the nefarious disk-based copy protection intact. If you notice any weird issues, please report it.</text:p>
          </table:table-cell>
          <table:table-cell table:style-name="ce2" office:value-type="string" calcext:value-type="string">
            <text:p>Emulator-only IPF file that uses the "diamond flux" trick to represent the DM copy protection (uploaded to EAB file server on 2023-01-30). Confirmed working but needs extra confirmation upon completing the game.</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Dungeon Master (v3.60)</text:p>
          </table:table-cell>
          <table:table-cell table:style-name="ce7" office:value-type="float" office:value="1988" calcext:value-type="float">
            <text:p>1988</text:p>
          </table:table-cell>
          <table:table-cell table:style-name="ce2" office:value-type="string" calcext:value-type="string">
            <text:p>RPG</text:p>
          </table:table-cell>
          <table:table-cell table:style-name="ce2" office:value-type="string" calcext:value-type="string">
            <text:p>FTL Games</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Version 3.60 with no copy protection.</text:p>
          </table:table-cell>
          <table:table-cell table:style-name="ce2" office:value-type="string" calcext:value-type="string">
            <text:p>SPS 0833</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Dungeon Master 2: The Legend of Skullkeep</text:p>
          </table:table-cell>
          <table:table-cell table:style-name="ce7" office:value-type="float" office:value="1995" calcext:value-type="float">
            <text:p>1995</text:p>
          </table:table-cell>
          <table:table-cell table:style-name="ce2" office:value-type="string" calcext:value-type="string">
            <text:p>RPG</text:p>
          </table:table-cell>
          <table:table-cell table:style-name="ce2" office:value-type="string" calcext:value-type="string">
            <text:p>FTL Game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1200</text:p>
          </table:table-cell>
          <table:table-cell table:style-name="ce2"/>
          <table:table-cell table:style-name="ce2" office:value-type="string" calcext:value-type="string">
            <text:p>SPS 0899</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Dungeon Master: Chaos Strikes Back (v3.5)</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FTL Games</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Read the manual carefully for the instructions on how to start the game.</text:p>
            <text:p>Save disk is in DF1:</text:p>
            <text:p/>
            <text:p>This is supposed to be a 100% bug-free dump of the original game with the nefarious disk-based copy protection intact. If you notice any weird issues, please report it.</text:p>
            <text:p/>
            <text:p>If the copy protection has been triggered, any of the following may happen:</text:p>
            <text:p/>
            <text:p>- The game hangs while loading (although there might be causes other than the copy protection)</text:p>
            <text:p>- Game crashes (although there might be causes other than the copy protection)</text:p>
            <text:p>- Unable to save the game</text:p>
            <text:p>- "SYSTEM ERROR 60" message</text:p>
            <text:p>- Dungeon animation stops: doors do not open/close, thrown objects remain in the air</text:p>
            <text:p>- "THAT'S NOT THE MASTER DISK!" message displayed endlessly</text:p>
            <text:p>- Mouse clicks are completely ignored</text:p>
            <text:p>- The whole party of champions dies instantaneously. After that, the button to restart from a saved game is not present. You must reboot from scratch.</text:p>
            <text:p>- Altar of VI does not work anymore to resurrect a dead champion</text:p>
          </table:table-cell>
          <table:table-cell table:style-name="ce2" office:value-type="string" calcext:value-type="string">
            <text:p>Emulator-only IPF file that uses the "diamond flux" trick to represent the DM copy protection (uploaded to EAB file server on 2023-01-30). Confirmed working but needs extra confirmation upon completing the game.</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Elite (v1.0)</text:p>
          </table:table-cell>
          <table:table-cell table:style-name="ce7" office:value-type="float" office:value="1988" calcext:value-type="float">
            <text:p>1988</text:p>
          </table:table-cell>
          <table:table-cell table:style-name="ce2" office:value-type="string" calcext:value-type="string">
            <text:p>Strategy</text:p>
          </table:table-cell>
          <table:table-cell table:style-name="ce2" office:value-type="string" calcext:value-type="string">
            <text:p>Ian Bell, David Brabe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v1.0 (also known as Elite Plus)</text:p>
          </table:table-cell>
          <table:table-cell table:style-name="ce2" office:value-type="string" calcext:value-type="string">
            <text:p>SPS 0115</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Elite (v2.0, Space Legends)</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Ian Bell, David Brabe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pace Legends compilation version (v2.0, also known as Elite Plus)</text:p>
            <text:p/>
            <text:p>Same as v2.0 but with the manual-based copy protection removed, so you cannot enter cheat codes.</text:p>
          </table:table-cell>
          <table:table-cell table:style-name="ce2" office:value-type="string" calcext:value-type="string">
            <text:p>SPS 1572</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Elite (v2.0)</text:p>
          </table:table-cell>
          <table:table-cell table:style-name="ce7" office:value-type="float" office:value="1988" calcext:value-type="float">
            <text:p>1988</text:p>
          </table:table-cell>
          <table:table-cell table:style-name="ce2" office:value-type="string" calcext:value-type="string">
            <text:p>Strategy</text:p>
          </table:table-cell>
          <table:table-cell table:style-name="ce2" office:value-type="string" calcext:value-type="string">
            <text:p>Ian Bell, David Brabe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v2.0 (also known as Elite Plus)</text:p>
            <text:p/>
            <text:p>Differences compared to v1.0:</text:p>
            <text:p>- Thargoids yield 40 Cr instead of 15</text:p>
            <text:p>- Military lasers allowed on all sides</text:p>
            <text:p>- Library function</text:p>
            <text:p>- Bug fixes (e.g., you can't engage the docking computer while the hyperspace countdown is proceeding).</text:p>
            <text:p/>
          </table:table-cell>
          <table:table-cell table:style-name="ce2" office:value-type="string" calcext:value-type="string">
            <text:p>SPS 0811</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Elvira II: The Jaws of Cerberus</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3" office:value-type="string" calcext:value-type="string">
            <text:p>Horrorsoft</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3" office:value-type="string" calcext:value-type="string">
            <text:p>SPS 2242</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Elvira: Mistress of the Dark</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Horrorsoft</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text:span text:style-name="T1">Music replayer is very sensitive to faster than A500 CPU speeds.</text:span></text:p>
            <text:p><text:span text:style-name="T1"/></text:p>
            <text:p><text:span text:style-name="T2">To start the game, double-click on the </text:span><text:span text:style-name="T3">Elvira</text:span><text:span text:style-name="T4"> disk icon, then on the </text:span><text:span text:style-name="T5">Elvira </text:span><text:span text:style-name="T4">icon.</text:span></text:p>
          </table:table-cell>
          <table:table-cell table:style-name="ce2" office:value-type="string" calcext:value-type="string">
            <text:p>SPS 0267</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Exile (OCS)</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Audiogenic</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Uses CopyLock.</text:p>
            <text:p>Entering the wrong security codes in the uncracked original will alter the game in subtle ways, making it impossible to complete.</text:p>
          </table:table-cell>
          <table:table-cell table:style-name="ce18" office:value-type="string" calcext:value-type="string">
            <text:p><text:a xlink:href="http://www.thunderpeel2001.com/exile/" xlink:type="simple">Can't use SPS 0032 because couldn't find scans of the sides of the box that contain the security codes.

Galahad/FLT's 100% working crack is used instead that he verified himself by completing the game.

All the official re-releases approved by the Amiga port's creator, Peter J. M. Irvin, are bad cracks done by The Company.

More info here:
http://www.thunderpeel2001.com/exile/</text:a></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Eye of the Beholder (AGA)</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1200</text:p>
          </table:table-cell>
          <table:table-cell table:style-name="ce2" office:value-type="string" calcext:value-type="string">
            <text:p>Fan conversion that combines the 256-colours graphics of the DOS original with the superior sound of the Amiga version. It also adds the Amiga outro missing from the DOS version and an automap.</text:p>
            <text:p>The definitive version of the game; it's essentially bug-free.</text:p>
          </table:table-cell>
          <table:table-cell table:style-name="ce2" office:value-type="string" calcext:value-type="string">
            <text:p>Retroplay WHDLoad version</text:p>
          </table:table-cell>
          <table:table-cell table:style-name="ce2" office:value-type="string" calcext:value-type="string">
            <text:p>WHDLoad</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Eye of the Beholder (OCS)</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8x CPU speed recommended.</text:p>
          </table:table-cell>
          <table:table-cell table:style-name="ce2" office:value-type="string" calcext:value-type="string">
            <text:p>SPS 0116</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Eye of the Beholder II: <text:s/>The Legend of Darkmoon (OCS)</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Needs 1MB Chip RAM.</text:span></text:p>
            <text:p><text:span text:style-name="T1">8x CPU speed recommended.</text:span></text:p>
            <text:p><text:span text:style-name="T1"/></text:p>
            <text:p><text:span text:style-name="T6">Transferring characters</text:span></text:p>
            <text:p><text:span text:style-name="T1"/></text:p>
            <text:p><text:span text:style-name="T1">To transfer characters from the first game, copy the EOBDATA.SAV savegame file over into the game folder, then use the transfer option in the menu.</text:span></text:p>
          </table:table-cell>
          <table:table-cell table:style-name="ce2" office:value-type="string" calcext:value-type="string">
            <text:p>SPS 0834</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Eye of the Beholder II: The Legend of Darkmoon (AGA)</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1200</text:p>
          </table:table-cell>
          <table:table-cell table:style-name="ce2" office:value-type="string" calcext:value-type="string">
            <text:p><text:span text:style-name="T1">Fan conversion that combines the 256-colours graphics of the DOS original with the superior sound of the Amiga version. The definitive version of the game.</text:span></text:p>
            <text:p><text:span text:style-name="T1"/></text:p>
            <text:p><text:span text:style-name="T1">If you get corrupted graphics (the colours appear wrong), just save your game, then reload it. You might be required to restart the game before reloading. This can only occur a few times in certain later areas during a full walkthrough and it's not game breaking, only a minor inconvenience.</text:span></text:p>
            <text:p><text:span text:style-name="T1"/></text:p>
            <text:p><text:span text:style-name="T6">Transferring characters</text:span></text:p>
            <text:p><text:span text:style-name="T1"/></text:p>
            <text:p><text:span text:style-name="T1">To transfer characters from the first game, you need to perform the transfer using the ECS version (yes, you can load the AGA</text:span></text:p>
            <text:p><text:span text:style-name="T1">save files into the ECS original). Once you're done with the transfer, create a new save in the first slot. Copy the resulting EOBDATA0.SAV over to the vga-data directory of the AGA version, then load the savegame from the first slot normally.</text:span></text:p>
            <text:p><text:span text:style-name="T1"/></text:p>
            <text:p><text:span text:style-name="T1">Note the 0 at the end of the file name; that's the EoB II save file and it must be 46897 bytes long! EOBDATA.SAV (without the 0) is 33107 bytes; that's the EoB I save file you used for the transfer. If you get an error when loading the save game in EoB II AGA, you must have copied over EOBDATA.SAV by mistake.</text:span></text:p>
          </table:table-cell>
          <table:table-cell table:style-name="ce2" office:value-type="string" calcext:value-type="string">
            <text:p>Retroplay WHDLoad version</text:p>
          </table:table-cell>
          <table:table-cell table:style-name="ce2" office:value-type="string" calcext:value-type="string">
            <text:p>WHDLoad</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Faery Tale Adventure, The</text:p>
          </table:table-cell>
          <table:table-cell table:style-name="ce7" office:value-type="float" office:value="1986" calcext:value-type="float">
            <text:p>1986</text:p>
          </table:table-cell>
          <table:table-cell table:style-name="ce2" office:value-type="string" calcext:value-type="string">
            <text:p>RPG</text:p>
          </table:table-cell>
          <table:table-cell table:style-name="ce2" office:value-type="string" calcext:value-type="string">
            <text:p>MicroIllusions</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Has save disk in DF1:</text:span></text:p>
            <text:p><text:span text:style-name="T15">The save disk </text:span><text:span text:style-name="T16">must</text:span><text:span text:style-name="T17"> be in DF1: to prevent bugs.</text:span></text:p>
            <text:p><text:span text:style-name="T1">Needs only 512K Chip RAM to prevent bugs.</text:span></text:p>
            <text:p><text:span text:style-name="T1">Just press enter at the copy protection question after the intro.</text:span></text:p>
          </table:table-cell>
          <table:table-cell table:style-name="ce18" office:value-type="string" calcext:value-type="string">
            <text:p><text:a xlink:href="https://eab.abime.net/showthread.php?t=34675" xlink:type="simple">Faery Tale Adventure, The (1986)(MicroIllusions)[cr_fix_v2 ross] [v2 - For EAB members!].zip by ross from the EAB file server (fixes the garbled intro music for later than A1000 models and bypasses the manual check).
Confirmed to be completable.

https://eab.abime.net/showthread.php?t=34675</text:a></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Fate: Gates of Dawn</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reLIN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Pay special attention to answer the manual-based copy protection questions correctly later in the game. Failing these checks too many times will cause the game to slowly deterioriate over the next few hours until it becomes unplayable and impossible to finish.</text:p>
          </table:table-cell>
          <table:table-cell table:style-name="ce2" office:value-type="string" calcext:value-type="string">
            <text:p>Uncensored English version reconstructed from these sources (the SPS images contain write errors that have been fixed in the WHDLoad packs):</text:p>
            <text:p/>
            <text:p>SPS 2842</text:p>
            <text:p>SPS 0544</text:p>
            <text:p>RetroPlay WHDLoad conversions</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Fish!</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Right-click on the top of the screen and drag it down to see the illustrations.</text:p>
          </table:table-cell>
          <table:table-cell table:style-name="ce2" office:value-type="string" calcext:value-type="string">
            <text:p>SPS 0484</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Flashback</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1885</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Future Wars: Adventures in Time</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If you fail the protection check at the start, you will be asked to insert the game disk into DF0: when running from the HDD. Ignore this; reboot and try again.</text:p>
            <text:p/>
            <text:p>Even when running from the HDD, the game only lets you save to a floppy. The saving part of this works, but the game hangs when you try to load it back. Loading works fine when running the game from floppies. The solution for the HDD install is to only use save states.</text:p>
          </table:table-cell>
          <table:table-cell table:style-name="ce2" office:value-type="string" calcext:value-type="string">
            <text:p>SPS 1882</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Gateway to the Savage Frontier</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2160</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Gold Rush!</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Floppy game that saves to the hard disk.</text:span></text:p>
            <text:p><text:span text:style-name="T7">When saving or restoring the game, enter </text:span><text:span text:style-name="T8">Save:</text:span><text:span text:style-name="T9"> for the volume name, with the colon at the end (this is important).</text:span></text:p>
          </table:table-cell>
          <table:table-cell table:style-name="ce2" office:value-type="string" calcext:value-type="string">
            <text:p>SPS 2909</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Guild of Thieves, The</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Needs OCS; the intro screen is corrupted on ECS Agnus.</text:p>
            <text:p>Right-click on the top of the screen and drag it down to see the illustrations.</text:p>
          </table:table-cell>
          <table:table-cell table:style-name="ce2" office:value-type="string" calcext:value-type="string">
            <text:p>SPS 0334</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Heimdall</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The 8th Day</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3 floppy drives.</text:p>
            <text:p>Uses CopyLock.</text:p>
          </table:table-cell>
          <table:table-cell table:style-name="ce2" office:value-type="string" calcext:value-type="string">
            <text:p>SPS 0234</text:p>
          </table:table-cell>
          <table:table-cell table:style-name="ce2"/>
          <table:table-cell table:style-name="ce2" office:value-type="float" office:value="5" calcext:value-type="float">
            <text:p>5</text:p>
          </table:table-cell>
          <table:table-cell table:style-name="ce3" table:number-columns-repeated="17"/>
          <table:table-cell table:number-columns-repeated="996"/>
        </table:table-row>
        <table:table-row table:style-name="ro1">
          <table:table-cell table:style-name="ce2" office:value-type="string" calcext:value-type="string">
            <text:p>Heimdall 2: Into the Hall of Worlds (CD32)</text:p>
          </table:table-cell>
          <table:table-cell table:style-name="ce7" office:value-type="float" office:value="1994" calcext:value-type="float">
            <text:p>1994</text:p>
          </table:table-cell>
          <table:table-cell table:style-name="ce2" office:value-type="string" calcext:value-type="string">
            <text:p>RPG</text:p>
          </table:table-cell>
          <table:table-cell table:style-name="ce2" office:value-type="string" calcext:value-type="string">
            <text:p>The 8th Day</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office:value-type="string" calcext:value-type="string">
            <text:p>Best played with a gamepad.</text:p>
            <text:p/>
            <text:p>In this CD32 version, you can only save in the Hall of Worlds by finding a special book. Unfortunately, this saving mechanism is buggy---it's possible to end up in a state where you're unable to revisit other worlds, preventing you from completing the game. Using save states is recommended instead (which isn't considered cheating because you can save anywhere in the OCS and AGA versions).</text:p>
          </table:table-cell>
          <table:table-cell table:style-name="ce2" office:value-type="string" calcext:value-type="string">
            <text:p>Non-TOSEC ISO, EU release</text:p>
            <text:p>Heimdall 2 - Into the Hall of Worlds (Europe).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Hillsfar</text:p>
          </table:table-cell>
          <table:table-cell table:style-name="ce7" office:value-type="float" office:value="1989" calcext:value-type="float">
            <text:p>1989</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981</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Hollywood Poker Pro</text:p>
          </table:table-cell>
          <table:table-cell table:style-name="ce7" office:value-type="float" office:value="1989" calcext:value-type="float">
            <text:p>1989</text:p>
          </table:table-cell>
          <table:table-cell table:style-name="ce2" office:value-type="string" calcext:value-type="string">
            <text:p>Board</text:p>
          </table:table-cell>
          <table:table-cell table:style-name="ce2" office:value-type="string" calcext:value-type="string">
            <text:p>reLIN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a single drive only.</text:p>
          </table:table-cell>
          <table:table-cell table:style-name="ce2" office:value-type="string" calcext:value-type="string">
            <text:p>SPS 2205</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Hook</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Ocea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Uses CopyLock.</text:span></text:p>
            <text:p><text:span text:style-name="T1">Supports four floppy drives, no disk swapping necessary.</text:span></text:p>
            <text:p><text:span text:style-name="T7">To access the save game menu, click on the </text:span><text:span text:style-name="T8">Use </text:span><text:span text:style-name="T9">icon then on the floppy</text:span></text:p>
            <text:p><text:span text:style-name="T1">disk in your inventory.</text:span></text:p>
            <text:p><text:span text:style-name="T1">It's a very well coded game that uses all available memory as a cache for already loaded data to avoid disk access.</text:span></text:p>
          </table:table-cell>
          <table:table-cell table:style-name="ce2" office:value-type="string" calcext:value-type="string">
            <text:p>SPS 0887</text:p>
          </table:table-cell>
          <table:table-cell table:style-name="ce2"/>
          <table:table-cell table:style-name="ce2" office:value-type="float" office:value="4" calcext:value-type="float">
            <text:p>4</text:p>
          </table:table-cell>
          <table:table-cell table:style-name="ce3" table:number-columns-repeated="17"/>
          <table:table-cell table:number-columns-repeated="996"/>
        </table:table-row>
        <table:table-row table:style-name="ro1">
          <table:table-cell table:style-name="ce2" office:value-type="string" calcext:value-type="string">
            <text:p>IK+</text:p>
          </table:table-cell>
          <table:table-cell table:style-name="ce7" office:value-type="float" office:value="1988" calcext:value-type="float">
            <text:p>1988</text:p>
          </table:table-cell>
          <table:table-cell table:style-name="ce2" office:value-type="string" calcext:value-type="string">
            <text:p>Action</text:p>
          </table:table-cell>
          <table:table-cell table:style-name="ce2" office:value-type="string" calcext:value-type="string">
            <text:p>System 3</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Needs joystick.</text:p>
            <text:p>Uses CopyLock.</text:p>
          </table:table-cell>
          <table:table-cell table:style-name="ce2" office:value-type="string" calcext:value-type="string">
            <text:p>SPS 206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Indiana Jones and the Fate of Atlantis</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8x CPU speed recommended.</text:p>
          </table:table-cell>
          <table:table-cell table:style-name="ce3" office:value-type="string" calcext:value-type="string">
            <text:p>SPS 0851</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Indiana Jones and the Last Crusade</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Faster than 4x CPU speed results in uneven sound and eventually the game freezing.</text:p>
            <text:p>4x CPU speed seems fine and it helps with the animations.</text:p>
          </table:table-cell>
          <table:table-cell table:style-name="ce2" office:value-type="string" calcext:value-type="string">
            <text:p>SPS 1990</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Ishar 2: Messengers of Doom (AGA)</text:p>
          </table:table-cell>
          <table:table-cell table:style-name="ce7"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1200</text:p>
          </table:table-cell>
          <table:table-cell table:style-name="ce2"/>
          <table:table-cell table:style-name="ce2" office:value-type="string" calcext:value-type="string">
            <text:p>SPS 0787</text:p>
          </table:table-cell>
          <table:table-cell table:style-name="ce2" office:value-type="string" calcext:value-type="string">
            <text:p>Copied files to HD as per instructions.</text:p>
          </table:table-cell>
          <table:table-cell table:style-name="ce2"/>
          <table:table-cell table:style-name="ce20" table:number-columns-repeated="9"/>
          <table:table-cell table:style-name="ce3" table:number-columns-repeated="8"/>
          <table:table-cell table:number-columns-repeated="996"/>
        </table:table-row>
        <table:table-row table:style-name="ro1">
          <table:table-cell table:style-name="ce2" office:value-type="string" calcext:value-type="string">
            <text:p>Ishar 3: The Seven Gates of Infinity (AGA)</text:p>
          </table:table-cell>
          <table:table-cell table:style-name="ce7" office:value-type="float" office:value="1994" calcext:value-type="float">
            <text:p>1994</text:p>
          </table:table-cell>
          <table:table-cell table:style-name="ce2" office:value-type="string" calcext:value-type="string">
            <text:p>RPG</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1200</text:p>
          </table:table-cell>
          <table:table-cell table:style-name="ce2" office:value-type="string" calcext:value-type="string">
            <text:p><text:span text:style-name="T7">The intro can't be skipped. Pressing </text:span><text:span text:style-name="T8">Esc </text:span><text:span text:style-name="T9">during the intro will hang the game.</text:span></text:p>
          </table:table-cell>
          <table:table-cell table:style-name="ce3" office:value-type="string" calcext:value-type="string">
            <text:p>SPS 2245</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Ishar: Legend of the Fortress (AGA)</text:p>
          </table:table-cell>
          <table:table-cell table:style-name="ce7"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ilmaril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1200</text:p>
          </table:table-cell>
          <table:table-cell table:style-name="ce2"/>
          <table:table-cell table:style-name="ce2" office:value-type="string" calcext:value-type="string">
            <text:p>"Unofficial" CT RAW dump from the EAB file server</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It Came From the Desert</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Cinemawar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text:span text:style-name="T6">ICFTD1and2-HD [It Came From The Desert 1 &amp; 2 merged binaries, and HD installable].lzx</text:span><text:span text:style-name="T18"> from the EAB file server (cracked version with the disk-check removed, can run from HDD).</text:span></text:p>
            <text:p><text:span text:style-name="T1"/></text:p>
          </table:table-cell>
          <table:table-cell table:style-name="ce2" office:value-type="string" calcext:value-type="string">
            <text:p>Fan-made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Jinxter</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Right-click on the top of the screen and drag it down to see the illustrations.</text:p>
          </table:table-cell>
          <table:table-cell table:style-name="ce2" office:value-type="string" calcext:value-type="string">
            <text:p>SPS 0963 (check)</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King's Bounty</text:p>
          </table:table-cell>
          <table:table-cell table:style-name="ce7"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New World Computing</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Abaddon's "unofficial" CT RAW dump.</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King's Quest II: Romancing the Throne</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Budget re-release with no disk-based protection.</text:p>
          </table:table-cell>
          <table:table-cell table:style-name="ce2" office:value-type="string" calcext:value-type="string">
            <text:p>SPS 2126</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King's Quest III: To Heir is Human</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Floppy game that saves to the hard disk.</text:span></text:p>
            <text:p><text:span text:style-name="T7">When saving or restoring the game, enter </text:span><text:span text:style-name="T8">Save:</text:span><text:span text:style-name="T9"> for the volume name, with the colon at the end (this is important). </text:span></text:p>
          </table:table-cell>
          <table:table-cell table:style-name="ce2" office:value-type="string" calcext:value-type="string">
            <text:p>SPS 133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King's Quest IV: The Perils of Rosella</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3"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822</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King's Quest VI: Heir Today, Gone Tomorrow</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3" office:value-type="string" calcext:value-type="string">
            <text:p>Revolution</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1178</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King's Quest: Quest for the Crown (AGI)</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Floppy game that saves to the hard disk.</text:span></text:p>
            <text:p><text:span text:style-name="T7">When saving or restoring the game, enter </text:span><text:span text:style-name="T8">Save:</text:span><text:span text:style-name="T9"> for the volume name, with the colon at the end (this is important).</text:span></text:p>
          </table:table-cell>
          <table:table-cell table:style-name="ce2" office:value-type="string" calcext:value-type="string">
            <text:p>SPS 133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King's Quest: Quest for the Crown (SCI)</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KingsQuest1 </text:span><text:span text:style-name="T4">disk icon, then on the </text:span><text:span text:style-name="T5">KingsQuest1 </text:span><text:span text:style-name="T4">icon.</text:span></text:p>
            <text:p><text:span text:style-name="T1">There are two more icons to set Amiga or MT-32 sound before starting the game.</text:span></text:p>
            <text:p><text:span text:style-name="T1"/></text:p>
            <text:p><text:span text:style-name="T1">Floppy game that saves to the hard disk.</text:span></text:p>
            <text:p><text:span text:style-name="T7">When saving or restoring the game, enter </text:span><text:span text:style-name="T8">Save:</text:span><text:span text:style-name="T9"> for the volume name, with the colon at the end (this is important). </text:span></text:p>
          </table:table-cell>
          <table:table-cell table:style-name="ce2" office:value-type="string" calcext:value-type="string">
            <text:p>SPS 1436</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Knightmare</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3" office:value-type="string" calcext:value-type="string">
            <text:p>Mindscap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4 floppy drives.</text:p>
            <text:p>No disk swapping necessary, save disk is in DF2:</text:p>
            <text:p>Uses custom save disk format which must be formatted in-game.</text:p>
            <text:p>Uses CopyLock.</text:p>
          </table:table-cell>
          <table:table-cell table:style-name="ce2" office:value-type="string" calcext:value-type="string">
            <text:p>SPS 0966</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Lancelot</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Level 9</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Use the SAVE command to save your game, just press enter at the "insert save disc" prompt, then enter save:your_save_name to save the game under your chosen name. The save games are stored in the Harddisk\Lacelot\save folder.</text:p>
            <text:p>Use RESTORE and the same process to load your savegame.</text:p>
          </table:table-cell>
          <table:table-cell table:style-name="ce2" office:value-type="string" calcext:value-type="string">
            <text:p>SPS 0216</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egend of Faerghail</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Electronic Design Hannover</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v2.0e 17.10.90 English version. All other English versions contain game-breaking bugs.</text:span></text:p>
            <text:p><text:span text:style-name="T1">Needs 512K Chip and 512K Slow RAM.</text:span></text:p>
            <text:p><text:span text:style-name="T2">After watching the intro, double-click on the </text:span><text:span text:style-name="T3">LEGEND.0 </text:span><text:span text:style-name="T4">icon, then on the </text:span><text:span text:style-name="T5">LOF</text:span><text:span text:style-name="T4"> icon to start the game.</text:span></text:p>
          </table:table-cell>
          <table:table-cell table:style-name="ce2" office:value-type="string" calcext:value-type="string">
            <text:p>SPS 2844</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egend of Robin Hood, The - Conquests of the Longbow</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1968</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eisure Suit Larry 2: Leisure Suit Larry Goes Looking for Love</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Has no disk-based protection.</text:p>
          </table:table-cell>
          <table:table-cell table:style-name="ce2" office:value-type="string" calcext:value-type="string">
            <text:p>SPS 0193</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eisure Suit Larry 3: Passionate Patti in Pursuit of the Pulsating Pectorals!</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690</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eisure Suit Larry 1: In the Land of the Lounge Lizards (AGI)</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Enter at least 18 at the age prompt, then press Alt+X at the first age verification question to bypass the checks.</text:span></text:p>
            <text:p><text:span text:style-name="T1"/></text:p>
            <text:p><text:span text:style-name="T1">Floppy game that saves to the hard disk.</text:span></text:p>
            <text:p><text:span text:style-name="T7">When saving or restoring the game, enter </text:span><text:span text:style-name="T8">Save:</text:span><text:span text:style-name="T9"> for the volume name, with the colon at the end (this is important).</text:span></text:p>
          </table:table-cell>
          <table:table-cell table:style-name="ce2" office:value-type="string" calcext:value-type="string">
            <text:p>SPS 0349</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Lemmings</text:p>
          </table:table-cell>
          <table:table-cell table:style-name="ce7" office:value-type="float" office:value="1991" calcext:value-type="float">
            <text:p>1991</text:p>
          </table:table-cell>
          <table:table-cell table:style-name="ce2" office:value-type="string" calcext:value-type="string">
            <text:p>Puzzle</text:p>
          </table:table-cell>
          <table:table-cell table:style-name="ce2" office:value-type="string" calcext:value-type="string">
            <text:p>DMA Desig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2 floppy drives.</text:p>
            <text:p>Uses CopyLock.</text:p>
          </table:table-cell>
          <table:table-cell table:style-name="ce2" office:value-type="string" calcext:value-type="string">
            <text:p>SPS 0132</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Liberation: Captive II (CD32)</text:p>
          </table:table-cell>
          <table:table-cell table:style-name="ce7"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Byte Engineers</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office:value-type="string" calcext:value-type="string">
            <text:p>Best version with CD Audio music, voice acting, and better graphics than the later OCS/AGA release.</text:p>
          </table:table-cell>
          <table:table-cell table:style-name="ce2" office:value-type="string" calcext:value-type="string">
            <text:p>TOSEC-ISO</text:p>
            <text:p>Liberation - Captive II v2.02-2.00c (1994-04-08)(Mindscape)[!][CDD3716].zip </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Loom</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Faster than 2x CPU speed results in slightly garbled music.</text:p>
          </table:table-cell>
          <table:table-cell table:style-name="ce2" office:value-type="string" calcext:value-type="string">
            <text:p>SPS 0618</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ord of the Rings, The - Vol. 1</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Had to delete the file "three.id" from the installation folder, otherwise the game keeps crashing at startup. The file contained this text: "Present on 720k version only."</text:p>
          </table:table-cell>
          <table:table-cell table:style-name="ce2" office:value-type="string" calcext:value-type="string">
            <text:p>SPS 1299</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ords of Chaos</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Mytho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he original LORDS OF CHAOS game features the first 3 scenarios:</text:p>
            <text:p>- Scenario One: The Many Coloured Land</text:p>
            <text:p>- Scenario Two: Slayer's Dungeon</text:p>
            <text:p>- Scenario Three: Ragaril's Domain</text:p>
            <text:p/>
            <text:p>Expansion disk features 2 additional scenarios:</text:p>
            <text:p>- Scenario Four: Islands of Iris</text:p>
            <text:p>- Scenario Five: Tombs of the Undead</text:p>
            <text:p/>
            <text:p>LORDS OF CHAOS: 'ESCAPE FROM ZOL', an exclusively designed scenario, appeared on Zero Coverdisk 14 (Issue 21, Aug 91)</text:p>
            <text:p>- - -</text:p>
            <text:p>Loading Expansion Kit One: Load the main program as usual and then put the expansion kit in the disk drive. If the main program disk, or a saved games and wizards disk, is in the disk drive then remove that disk and put the expansion kit in the disk drive instead. Select the 'Load Scenario' option and type 4 to load scenario four, or type 5 to load scenario five.</text:p>
            <text:p>- - -</text:p>
            <text:p>Please also be aware that in Level 4 "Islands Of Iris", the treasure maps in the Commodore Amiga version were graphically corrupted (shown below) which was a fault even when running on an actual Commodore Amiga.</text:p>
            <text:p>---</text:p>
            <text:p>If you press Esc in the Load Scenario menu, the game crashes. Just press Enter to exit the menu.</text:p>
          </table:table-cell>
          <table:table-cell table:style-name="ce18" office:value-type="string" calcext:value-type="string">
            <text:p><text:a xlink:href="https://amigalordsofchaos.tripod.com/" xlink:type="simple">SPS 1568
Lords Of Chaos Expansion Kit One &amp; Escape from Zol from here: https://amigalordsofchaos.tripod.com/</text:a></text:p>
          </table:table-cell>
          <table:table-cell table:style-name="ce2"/>
          <table:table-cell table:style-name="ce2" office:value-type="string" calcext:value-type="string">
            <text:p>1 (plus 2 scenario disks)</text:p>
          </table:table-cell>
          <table:table-cell table:style-name="ce5" table:number-columns-repeated="17"/>
          <table:table-cell table:number-columns-repeated="996"/>
        </table:table-row>
        <table:table-row table:style-name="ro1">
          <table:table-cell table:style-name="ce2" office:value-type="string" calcext:value-type="string">
            <text:p>Lords of the Rising Sun</text:p>
          </table:table-cell>
          <table:table-cell table:style-name="ce7"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Cinemawar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Needs the first floppy present in any drive when run from the HD.</text:p>
            <text:p>Uses CopyLock.</text:p>
          </table:table-cell>
          <table:table-cell table:style-name="ce2" office:value-type="string" calcext:value-type="string">
            <text:p>SPS 1779</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ost Treasures of Infocom, The</text:p>
          </table:table-cell>
          <table:table-cell table:style-name="ce7" office:value-type="string" calcext:value-type="string">
            <text:p>198x</text:p>
          </table:table-cell>
          <table:table-cell table:style-name="ce2" office:value-type="string" calcext:value-type="string">
            <text:p>Adventure</text:p>
          </table:table-cell>
          <table:table-cell table:style-name="ce2" office:value-type="string" calcext:value-type="string">
            <text:p>Infocom</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Contains all 34 Amiga Infocom releases (the 20 games included in the </text:span><text:span text:style-name="T3">The Lost Treasures of Incofom</text:span><text:span text:style-name="T4"> collection, plus the rests except for </text:span><text:span text:style-name="T5">Border Zone</text:span><text:span text:style-name="T4"> which never got an Amiga release).</text:span></text:p>
            <text:p><text:span text:style-name="T1">All games save to the hard disk.</text:span></text:p>
            <text:p><text:span text:style-name="T1">Wishbringer crashes on quit, but otherwise seems to work fine.</text:span></text:p>
            <text:p><text:span text:style-name="T1"/></text:p>
            <text:p><text:span text:style-name="T1">To start a game:</text:span></text:p>
            <text:p><text:span text:style-name="T1"/></text:p>
            <text:p><text:span text:style-name="T1">- Double-click on the Infocom disk icon</text:span></text:p>
            <text:p><text:span text:style-name="T1">- Double-click on one of the category drawers</text:span></text:p>
            <text:p><text:span text:style-name="T1">- Double-click on the game’s name</text:span></text:p>
            <text:p><text:span text:style-name="T1">- Then finally double-click on the game’s start icon </text:span></text:p>
            <text:p><text:span text:style-name="T1"/></text:p>
            <text:p><text:span text:style-name="T7">Make sure to check out the interactive InvisiClues in the </text:span><text:span text:style-name="T8">Extras </text:span><text:span text:style-name="T9">folder if you're stuck!</text:span></text:p>
          </table:table-cell>
          <table:table-cell table:style-name="ce2" office:value-type="string" calcext:value-type="string">
            <text:p><text:span text:style-name="T6">Official SPS images</text:span></text:p>
            <text:p><text:span text:style-name="T1">Lost Treasures of Infocom, The (SPS 0928)</text:span></text:p>
            <text:p><text:span text:style-name="T1">Arthur - The Quest for Excalibur (SPS 1401)</text:span></text:p>
            <text:p><text:span text:style-name="T1">Bureaucracy (SPS 1493)</text:span></text:p>
            <text:p><text:span text:style-name="T1">Cutthroats (SPS 2683)</text:span></text:p>
            <text:p><text:span text:style-name="T1">Hollywood Hijinx (SPS 1492)</text:span></text:p>
            <text:p><text:span text:style-name="T1">James Clavell's Shogun (SPS 1257)</text:span></text:p>
            <text:p><text:span text:style-name="T1">Journey - The Quest Begins (SPS 0499)</text:span></text:p>
            <text:p><text:span text:style-name="T1">Nord and Bert Couldn't Make Head or Tail of It (SPS 1406)</text:span></text:p>
            <text:p><text:span text:style-name="T1">Seastalker (SPS 2684)</text:span></text:p>
            <text:p><text:span text:style-name="T1">Trinity (SPS 2541)</text:span></text:p>
            <text:p><text:span text:style-name="T1">Wishbringer (SPS 2543)</text:span></text:p>
            <text:p><text:span text:style-name="T1"/></text:p>
            <text:p><text:span text:style-name="T6">CT RAW / IPF images from the EAB file server</text:span></text:p>
            <text:p><text:span text:style-name="T1">Leather Goddesses of Phobos (1986)(Infocom)(US)[Amiga].zip</text:span></text:p>
            <text:p><text:span text:style-name="T1">Plundered Hearts_WD-IR1_Infocom[AMIGA]_IPF.7z</text:span></text:p>
            <text:p><text:span text:style-name="T1">Sherlock - The Riddle of The Crown Jewels_WD-CS1-04_Infocom[AMIGA]_IPF.7z</text:span></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Lure of the Temptress</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Revolutio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Debugged "VERSION 2" Virgin re-release (1992-08-06). Earlier editions have a game-breaking bug that manifests near the end of the game.</text:p>
            <text:p>Supports 4 floppy drives.</text:p>
          </table:table-cell>
          <table:table-cell table:style-name="ce2" office:value-type="string" calcext:value-type="string">
            <text:p>SPS 2030</text:p>
          </table:table-cell>
          <table:table-cell table:style-name="ce2"/>
          <table:table-cell table:style-name="ce2" office:value-type="float" office:value="4" calcext:value-type="float">
            <text:p>4</text:p>
          </table:table-cell>
          <table:table-cell table:style-name="ce3" table:number-columns-repeated="17"/>
          <table:table-cell table:number-columns-repeated="996"/>
        </table:table-row>
        <table:table-row table:style-name="ro1">
          <table:table-cell table:style-name="ce2" office:value-type="string" calcext:value-type="string">
            <text:p>Magnetic Scrolls Collection, The - Vol. 1</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0271</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Manhunter 2: San Francisco</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Has no disk-based protection.</text:p>
          </table:table-cell>
          <table:table-cell table:style-name="ce2" office:value-type="string" calcext:value-type="string">
            <text:p>SPS 1199</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Manhunter: New York</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Has no disk-based protection.</text:p>
          </table:table-cell>
          <table:table-cell table:style-name="ce2" office:value-type="string" calcext:value-type="string">
            <text:p>SPS 0354</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Maniac Mansion</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Faster than stock 2x CPU speed results in comically fast (and incorrect) animations.</text:span></text:p>
            <text:p><text:span text:style-name="T1">Original retail release. The 1993 Kixx XL re-release has the executable hacked to pass the codebook check, but with a side effect (unable to save).</text:span></text:p>
            <text:p><text:span text:style-name="T1"/></text:p>
            <text:p><text:span text:style-name="T2">To start the game, double-click on the </text:span><text:span text:style-name="T3">ManiacMansion </text:span><text:span text:style-name="T4">disk icon, then on the </text:span><text:span text:style-name="T5">Maniac </text:span><text:span text:style-name="T4">icon.</text:span></text:p>
          </table:table-cell>
          <table:table-cell table:style-name="ce2" office:value-type="string" calcext:value-type="string">
            <text:p>SPS 1571</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Marble Madness</text:p>
          </table:table-cell>
          <table:table-cell table:style-name="ce7" office:value-type="float" office:value="1986" calcext:value-type="float">
            <text:p>1986</text:p>
          </table:table-cell>
          <table:table-cell table:style-name="ce2" office:value-type="string" calcext:value-type="string">
            <text:p>Action</text:p>
          </table:table-cell>
          <table:table-cell table:style-name="ce2" office:value-type="string" calcext:value-type="string">
            <text:p>Atari</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Double-click on the </text:span><text:span text:style-name="T3">MarbleMadness!</text:span><text:span text:style-name="T4"> disk icon, then on the </text:span><text:span text:style-name="T5">MarbleMadness!</text:span><text:span text:style-name="T4"> icon.</text:span></text:p>
          </table:table-cell>
          <table:table-cell table:style-name="ce2" office:value-type="string" calcext:value-type="string">
            <text:p>SPS 001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Midwinter</text:p>
          </table:table-cell>
          <table:table-cell table:style-name="ce7"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Maelstrom</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Atari ST port.</text:p>
            <text:p>"VR Vol. 1" re-release with the manual-based protection removed.</text:p>
          </table:table-cell>
          <table:table-cell table:style-name="ce2" office:value-type="string" calcext:value-type="string">
            <text:p>SPS 1582</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Mindshadow</text:p>
          </table:table-cell>
          <table:table-cell table:style-name="ce7" office:value-type="float" office:value="1985" calcext:value-type="float">
            <text:p>1985</text:p>
          </table:table-cell>
          <table:table-cell table:style-name="ce2" office:value-type="string" calcext:value-type="string">
            <text:p>Adventure</text:p>
          </table:table-cell>
          <table:table-cell table:style-name="ce3"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Saves to the game disk.</text:p>
          </table:table-cell>
          <table:table-cell table:style-name="ce3" office:value-type="string" calcext:value-type="string">
            <text:p>SPS 2546</text:p>
          </table:table-cell>
          <table:table-cell table:style-name="ce3"/>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Mixed-Up Mother Goose (AGI)</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Unofficial" CT-RAW image from the EAB file server</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Mixed-Up Mother Goose (SCI)</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MotherGoose </text:span><text:span text:style-name="T4">disk icon, then on the </text:span><text:span text:style-name="T5">MotherGoose </text:span><text:span text:style-name="T4">icon.</text:span></text:p>
            <text:p><text:span text:style-name="T1">There are two more icons to set Amiga or MT-32 sound before starting the game.</text:span></text:p>
          </table:table-cell>
          <table:table-cell table:style-name="ce2" office:value-type="string" calcext:value-type="string">
            <text:p>SPS 2608</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Monkey Island 2: LeChuck's Revenge</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020</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Moonstone: A Hard Days Knight</text:p>
          </table:table-cell>
          <table:table-cell table:style-name="ce7"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Mindscap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Hold Esc key while the credits are loading to skip the intro.</text:p>
            <text:p>Supports 3 floppy drives.</text:p>
            <text:p>Needs joystick.</text:p>
            <text:p>Uses CopyLock.</text:p>
            <text:p/>
            <text:p>The developers did not have enough time to properly finish the game so it is quite buggy. Certain actions or game events will inevitably result in crashes. The solution is to evade these actions. Use save states a lot, and in time you'll develop a feel for it what triggers the crashes.</text:p>
          </table:table-cell>
          <table:table-cell table:style-name="ce2" office:value-type="string" calcext:value-type="string">
            <text:p>SPS 0360</text:p>
          </table:table-cell>
          <table:table-cell table:style-name="ce2"/>
          <table:table-cell table:style-name="ce2" office:value-type="float" office:value="3" calcext:value-type="float">
            <text:p>3</text:p>
          </table:table-cell>
          <table:table-cell table:style-name="ce3" table:number-columns-repeated="17"/>
          <table:table-cell table:number-columns-repeated="996"/>
        </table:table-row>
        <table:table-row table:style-name="ro1">
          <table:table-cell table:style-name="ce2" office:value-type="string" calcext:value-type="string">
            <text:p>Myth (Magnetic Scrolls)</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Enter LISTER6657 and the VOAPQI for the password at the start, or use the provided save state to skip the code check.</text:p>
          </table:table-cell>
          <table:table-cell table:style-name="ce2" office:value-type="string" calcext:value-type="string">
            <text:p>SPS 2455</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Neuromancer</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3"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3" office:value-type="string" calcext:value-type="string">
            <text:p>Has no disk-based protection as per the manual. </text:p>
            <text:p>The upper half of the border will disappear when loading a saved game if Fast RAM is present.</text:p>
            <text:p/>
            <text:p>The game runs from an emulated hard drive, but it can save to its own specially formatted save disk only. You'll need to put the game disk back into drive DF0: after saving or loading as the game instructs you (this is a form of copy protection).</text:p>
          </table:table-cell>
          <table:table-cell table:style-name="ce3" office:value-type="string" calcext:value-type="string">
            <text:p>SPS 2604</text:p>
          </table:table-cell>
          <table:table-cell table:style-name="ce2" office:value-type="string" calcext:value-type="string">
            <text:p>No HD installer; copied files to HD manually.</text:p>
            <text:p>The game disk needs to be in DF0:</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North &amp; South</text:p>
          </table:table-cell>
          <table:table-cell table:style-name="ce7"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Infograme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Needs joystick.</text:p>
          </table:table-cell>
          <table:table-cell table:style-name="ce2" office:value-type="string" calcext:value-type="string">
            <text:p>SPS 2397</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4" office:value-type="string" calcext:value-type="string">
            <text:p>Odyssey</text:p>
          </table:table-cell>
          <table:table-cell table:style-name="ce8" office:value-type="float" office:value="1995" calcext:value-type="float">
            <text:p>1995</text:p>
          </table:table-cell>
          <table:table-cell table:style-name="ce4" office:value-type="string" calcext:value-type="string">
            <text:p>Adventure</text:p>
          </table:table-cell>
          <table:table-cell table:style-name="ce4" office:value-type="string" calcext:value-type="string">
            <text:p>Unconscious Mind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4" office:value-type="string" calcext:value-type="string">
            <text:p>Supports 2 floppy drives.</text:p>
            <text:p>Uses CopyLock.</text:p>
          </table:table-cell>
          <table:table-cell table:style-name="ce3" office:value-type="string" calcext:value-type="string">
            <text:p>SPS 2854</text:p>
            <text:p>Version aud304312c (1997-06-02)</text:p>
          </table:table-cell>
          <table:table-cell table:style-name="ce4"/>
          <table:table-cell table:style-name="ce2" office:value-type="float" office:value="2" calcext:value-type="float">
            <text:p>2</text:p>
          </table:table-cell>
          <table:table-cell table:style-name="ce5" table:number-columns-repeated="17"/>
          <table:table-cell table:number-columns-repeated="996"/>
        </table:table-row>
        <table:table-row table:style-name="ro1">
          <table:table-cell table:style-name="ce2" office:value-type="string" calcext:value-type="string">
            <text:p>Operation Stealth</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1883</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awn, The</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Right-click on the top of the screen and drag it down to see the illustrations.</text:p>
          </table:table-cell>
          <table:table-cell table:style-name="ce2" office:value-type="string" calcext:value-type="string">
            <text:p>SPS 0709</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erfect General, The</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White Wolf</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v1.02 that fixes a number of bugs.</text:p>
            <text:p>Has no disk-based protection.</text:p>
            <text:p>Just press enter at the manual-based check.</text:p>
            <text:p>Includes scenarios from the "World War II Battle Set" scenario disk.</text:p>
          </table:table-cell>
          <table:table-cell table:style-name="ce2" office:value-type="string" calcext:value-type="string">
            <text:p><text:span text:style-name="T1">Base game files copied from the Aladin WHDLoad pack (has pre-cracked executable).</text:span></text:p>
            <text:p><text:span text:style-name="T1">The WWII scenarios installed using the offical installer from </text:span><text:span text:style-name="T19">the_perfect_general_world_war_ii_nemesis_fast_eddie.adf</text:span></text:p>
          </table:table-cell>
          <table:table-cell table:style-name="ce2" office:value-type="string" calcext:value-type="string">
            <text:p>Has HD installer.</text:p>
          </table:table-cell>
          <table:table-cell table:style-name="ce21"/>
          <table:table-cell table:number-columns-repeated="1013"/>
        </table:table-row>
        <table:table-row table:style-name="ro1">
          <table:table-cell table:style-name="ce2" office:value-type="string" calcext:value-type="string">
            <text:p>Perihelion</text:p>
          </table:table-cell>
          <table:table-cell table:style-name="ce7"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Morbid Vision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Supports 4 floppy drives.</text:span></text:p>
            <text:p><text:span text:style-name="T1"/></text:p>
            <text:p><text:span text:style-name="T1">Information about the spells and runes of the game's PSI-power system are in the manual. This was an anti-piracy measure; it's almost impossible to get through the first battle without this knowledge.</text:span></text:p>
            <text:p><text:span text:style-name="T1"/></text:p>
            <text:p><text:span text:style-name="T7">Check out the </text:span><text:span text:style-name="T8">Extras </text:span><text:span text:style-name="T9">folder for a comprehensive summary of the PSI-power system compiled by one of the game's authors.</text:span></text:p>
          </table:table-cell>
          <table:table-cell table:style-name="ce2" office:value-type="string" calcext:value-type="string">
            <text:p>SPS 0799</text:p>
          </table:table-cell>
          <table:table-cell table:style-name="ce2"/>
          <table:table-cell table:style-name="ce2" office:value-type="float" office:value="4" calcext:value-type="float">
            <text:p>4</text:p>
          </table:table-cell>
          <table:table-cell table:style-name="ce3" table:number-columns-repeated="17"/>
          <table:table-cell table:number-columns-repeated="996"/>
        </table:table-row>
        <table:table-row table:style-name="ro1">
          <table:table-cell table:style-name="ce2" office:value-type="string" calcext:value-type="string">
            <text:p>Personal Nightmare</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3" office:value-type="string" calcext:value-type="string">
            <text:p>Horrorsoft</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office:value-type="string" calcext:value-type="string">
            <text:p>Uses CopyLock.</text:p>
          </table:table-cell>
          <table:table-cell table:style-name="ce3" office:value-type="string" calcext:value-type="string">
            <text:p>SPS 2650</text:p>
          </table:table-cell>
          <table:table-cell table:style-name="ce3"/>
          <table:table-cell table:style-name="ce2" office:value-type="float" office:value="3" calcext:value-type="float">
            <text:p>3</text:p>
          </table:table-cell>
          <table:table-cell table:style-name="ce3" table:number-columns-repeated="17"/>
          <table:table-cell table:number-columns-repeated="996"/>
        </table:table-row>
        <table:table-row table:style-name="ro1">
          <table:table-cell table:style-name="ce2" office:value-type="string" calcext:value-type="string">
            <text:p>Pinball Dreams</text:p>
          </table:table-cell>
          <table:table-cell table:style-name="ce7" office:value-type="float" office:value="1992" calcext:value-type="float">
            <text:p>1992</text:p>
          </table:table-cell>
          <table:table-cell table:style-name="ce2" office:value-type="string" calcext:value-type="string">
            <text:p>Action</text:p>
          </table:table-cell>
          <table:table-cell table:style-name="ce2" office:value-type="string" calcext:value-type="string">
            <text:p>Digital Illusion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upports 2 floppy drives.</text:p>
          </table:table-cell>
          <table:table-cell table:style-name="ce2" office:value-type="string" calcext:value-type="string">
            <text:p>SPS 0377</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Pirates!</text:p>
          </table:table-cell>
          <table:table-cell table:style-name="ce7"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MicroProse</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Pirates!</text:span><text:span text:style-name="T4"> disk icon in the middle of the screen (not in the top-right corner), then on the </text:span><text:span text:style-name="T5">Pirates!</text:span><text:span text:style-name="T4"> icon.</text:span></text:p>
            <text:p><text:span text:style-name="T1">Uses CopyLock.</text:span></text:p>
          </table:table-cell>
          <table:table-cell table:style-name="ce2" office:value-type="string" calcext:value-type="string">
            <text:p>SPS 0552</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2">
          <table:table-cell table:style-name="ce2" office:value-type="string" calcext:value-type="string">
            <text:p>Pirates! Gold (CD32)</text:p>
          </table:table-cell>
          <table:table-cell table:style-name="ce7" office:value-type="float" office:value="1994" calcext:value-type="float">
            <text:p>1994</text:p>
          </table:table-cell>
          <table:table-cell table:style-name="ce2" office:value-type="string" calcext:value-type="string">
            <text:p>Strategy</text:p>
          </table:table-cell>
          <table:table-cell table:style-name="ce2" office:value-type="string" calcext:value-type="string">
            <text:p>MicroProse</text:p>
          </table:table-cell>
          <table:table-cell table:style-name="ce12" office:value-type="string" calcext:value-type="string">
            <text:p>CD</text:p>
          </table:table-cell>
          <table:table-cell table:style-name="ce14" office:value-type="string" calcext:value-type="string">
            <text:p>NTSC</text:p>
          </table:table-cell>
          <table:table-cell table:style-name="ce7" office:value-type="string" calcext:value-type="string">
            <text:p>CD32</text:p>
          </table:table-cell>
          <table:table-cell table:style-name="ce16"/>
          <table:table-cell table:style-name="ce2" office:value-type="string" calcext:value-type="string">
            <text:p>TOSEC-ISO</text:p>
            <text:p>Pirates! Gold (1993)(MicroProse)[!]</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Police Quest II: The Vengeance</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16"/>
          <table:table-cell table:style-name="ce2" office:value-type="string" calcext:value-type="string">
            <text:p>SPS 1849</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olice Quest: In Pursuit of the Death Angel</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Budget re-release with the disk-based protection removed.</text:p>
          </table:table-cell>
          <table:table-cell table:style-name="ce2" office:value-type="string" calcext:value-type="string">
            <text:p>SPS 2262</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ool of Radiance</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Faster than stock A500 CPU speed results in sound corruption and too fast animations.</text:p>
          </table:table-cell>
          <table:table-cell table:style-name="ce2" office:value-type="string" calcext:value-type="string">
            <text:p>SPS 0555</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ools of Darkness</text:p>
          </table:table-cell>
          <table:table-cell table:style-name="ce7"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984</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opulous</text:p>
          </table:table-cell>
          <table:table-cell table:style-name="ce7"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Bullfrog</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2">Includes the two data disks </text:span><text:span text:style-name="T3">The Promised Lands</text:span><text:span text:style-name="T4"> and </text:span><text:span text:style-name="T5">The Final Frontier</text:span><text:span text:style-name="T4">.</text:span></text:p>
            <text:p><text:span text:style-name="T1">Follow the instructions on how to use the data disks (it's complicated), or use the included save states.</text:span></text:p>
            <text:p><text:span text:style-name="T1">Uses CopyLock.</text:span></text:p>
            <text:p><text:span text:style-name="T1"/></text:p>
            <text:p><text:span text:style-name="T7">To start the game, double-click on the </text:span><text:span text:style-name="T8">Populous </text:span><text:span text:style-name="T9">disk icon then, on the appearing image in the window.</text:span></text:p>
          </table:table-cell>
          <table:table-cell table:style-name="ce2" office:value-type="string" calcext:value-type="string">
            <text:p><text:span text:style-name="T1">SPS 2898</text:span></text:p>
            <text:p><text:span text:style-name="T1">SPS 1217</text:span></text:p>
            <text:p><text:span text:style-name="T7">CT RAW dump </text:span><text:span text:style-name="T8">Populous-FinalFrontierDisk.7z </text:span><text:span text:style-name="T9">from the EAB file server</text:span></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Populous II: Trials of the Olympian Gods</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ullfrog</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7">Includes </text:span><text:span text:style-name="T8">The Challenge Games</text:span><text:span text:style-name="T9"> expansion.</text:span></text:p>
            <text:p><text:span text:style-name="T1"/></text:p>
            <text:p><text:span text:style-name="T10">Double-click on the </text:span><text:span text:style-name="T11">PopulousII HD </text:span><text:span text:style-name="T12">disk icon in the top-right corner, then double-click on the the </text:span><text:span text:style-name="T13">PopulousII </text:span><text:span text:style-name="T14">icon to start the base game, or the Challenge icon to start </text:span><text:span text:style-name="T13">The Challenge Games </text:span><text:span text:style-name="T14">expansion. You can also double-click on the credits icons to watch the credits.</text:span></text:p>
            <text:p><text:span text:style-name="T1"/></text:p>
            <text:p><text:span text:style-name="T7">Only double-click once on the game icons, then wait (don't keep double-clicking). You might want to enter warp mode (press</text:span><text:span text:style-name="T8"> End+Pause</text:span><text:span text:style-name="T9">) to speed up the startup process.</text:span></text:p>
            <text:p><text:span text:style-name="T1"/></text:p>
            <text:p><text:span text:style-name="T1">Uses CopyLock.</text:span></text:p>
          </table:table-cell>
          <table:table-cell table:style-name="ce2" office:value-type="string" calcext:value-type="string">
            <text:p>SPS 0079</text:p>
            <text:p>SPS 2775</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Portal: A Computer Novel</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Nex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Saves to game disk.</text:p>
            <text:p>The game will get stuck after entering your name if the disk is write protected.</text:p>
          </table:table-cell>
          <table:table-cell table:style-name="ce2" office:value-type="string" calcext:value-type="string">
            <text:p>SPS 1979</text:p>
          </table:table-cell>
          <table:table-cell table:style-name="ce2"/>
          <table:table-cell table:style-name="ce2" office:value-type="float" office:value="3" calcext:value-type="float">
            <text:p>3</text:p>
          </table:table-cell>
          <table:table-cell table:style-name="ce3" table:number-columns-repeated="17"/>
          <table:table-cell table:number-columns-repeated="996"/>
        </table:table-row>
        <table:table-row table:style-name="ro1">
          <table:table-cell table:style-name="ce2" office:value-type="string" calcext:value-type="string">
            <text:p>Ports of Call</text:p>
          </table:table-cell>
          <table:table-cell table:style-name="ce7" office:value-type="float" office:value="1987" calcext:value-type="float">
            <text:p>1987</text:p>
          </table:table-cell>
          <table:table-cell table:style-name="ce2" office:value-type="string" calcext:value-type="string">
            <text:p>Strategy</text:p>
          </table:table-cell>
          <table:table-cell table:style-name="ce2" office:value-type="string" calcext:value-type="string">
            <text:p>International Software Development</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PoC </text:span><text:span text:style-name="T4">disk icon, then on the </text:span><text:span text:style-name="T5">PortsOfCall</text:span><text:span text:style-name="T4"> icon.</text:span></text:p>
            <text:p><text:span text:style-name="T1">Saves to the game disk.</text:span></text:p>
          </table:table-cell>
          <table:table-cell table:style-name="ce2" office:value-type="string" calcext:value-type="string">
            <text:p>SPS 2489</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Powermonger</text:p>
          </table:table-cell>
          <table:table-cell table:style-name="ce7"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Bullfrog</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0081</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Powermonger: World War 1 Edition</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ullfrog</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Insert the base game and WW1 data disk when prompted.</text:p>
          </table:table-cell>
          <table:table-cell table:style-name="ce2" office:value-type="string" calcext:value-type="string">
            <text:p>SPS 0614</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Push-Over</text:p>
          </table:table-cell>
          <table:table-cell table:style-name="ce7" office:value-type="float" office:value="1992" calcext:value-type="float">
            <text:p>1992</text:p>
          </table:table-cell>
          <table:table-cell table:style-name="ce2" office:value-type="string" calcext:value-type="string">
            <text:p>Puzzle</text:p>
          </table:table-cell>
          <table:table-cell table:style-name="ce2" office:value-type="string" calcext:value-type="string">
            <text:p>Red Rat</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1267</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Quest for Glory I: So You Want to Be A Hero</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QuestForGloryI </text:span><text:span text:style-name="T4">disk icon, then on the </text:span><text:span text:style-name="T5">QuestForGloryI </text:span><text:span text:style-name="T4">icon.</text:span></text:p>
          </table:table-cell>
          <table:table-cell table:style-name="ce2" office:value-type="string" calcext:value-type="string">
            <text:p>SPS 0795</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Quest for Glory II: Trial by Fire</text:p>
          </table:table-cell>
          <table:table-cell table:style-name="ce7"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2">To start the game, double-click on the </text:span><text:span text:style-name="T3">QuestForGloryII </text:span><text:span text:style-name="T4">disk icon, then on the </text:span><text:span text:style-name="T5">QuestForGloryII </text:span><text:span text:style-name="T4">icon.</text:span></text:p>
            <text:p><text:span text:style-name="T1">There are two more icons to set Amiga or MT-32 sound before starting the game.</text:span></text:p>
          </table:table-cell>
          <table:table-cell table:style-name="ce2" office:value-type="string" calcext:value-type="string">
            <text:p>SPS 1868</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Rick Dangerous</text:p>
          </table:table-cell>
          <table:table-cell table:style-name="ce7" office:value-type="float" office:value="1989" calcext:value-type="float">
            <text:p>1989</text:p>
          </table:table-cell>
          <table:table-cell table:style-name="ce2" office:value-type="string" calcext:value-type="string">
            <text:p>Action</text:p>
          </table:table-cell>
          <table:table-cell table:style-name="ce2" office:value-type="string" calcext:value-type="string">
            <text:p>Core Desig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2294</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Rick Dangerous 2</text:p>
          </table:table-cell>
          <table:table-cell table:style-name="ce7" office:value-type="float" office:value="1990" calcext:value-type="float">
            <text:p>1990</text:p>
          </table:table-cell>
          <table:table-cell table:style-name="ce2" office:value-type="string" calcext:value-type="string">
            <text:p>Action</text:p>
          </table:table-cell>
          <table:table-cell table:style-name="ce3" office:value-type="string" calcext:value-type="string">
            <text:p>Core Design</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Uses CopyLock.</text:p>
          </table:table-cell>
          <table:table-cell table:style-name="ce3" office:value-type="string" calcext:value-type="string">
            <text:p>SPS 1877</text:p>
          </table:table-cell>
          <table:table-cell table:style-name="ce3"/>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Rock Star Ate My Hamster</text:p>
          </table:table-cell>
          <table:table-cell table:style-name="ce7" office:value-type="float" office:value="1989" calcext:value-type="float">
            <text:p>1989</text:p>
          </table:table-cell>
          <table:table-cell table:style-name="ce2" office:value-type="string" calcext:value-type="string">
            <text:p>Strategy</text:p>
          </table:table-cell>
          <table:table-cell table:style-name="ce3" office:value-type="string" calcext:value-type="string">
            <text:p>Codemaster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Uses CopyLock.</text:p>
          </table:table-cell>
          <table:table-cell table:style-name="ce3" office:value-type="string" calcext:value-type="string">
            <text:p>SPS 2459</text:p>
          </table:table-cell>
          <table:table-cell table:style-name="ce3"/>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Rogue: The Adventure Game</text:p>
          </table:table-cell>
          <table:table-cell table:style-name="ce7" office:value-type="float" office:value="1986" calcext:value-type="float">
            <text:p>1986</text:p>
          </table:table-cell>
          <table:table-cell table:style-name="ce2" office:value-type="string" calcext:value-type="string">
            <text:p>RPG</text:p>
          </table:table-cell>
          <table:table-cell table:style-name="ce2" office:value-type="string" calcext:value-type="string">
            <text:p>A.I. Design</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Reassembled &amp; bugfixed version by dennis2342</text:p>
          </table:table-cell>
          <table:table-cell table:style-name="ce18" office:value-type="string" calcext:value-type="string">
            <text:p><text:a xlink:href="https://eab.abime.net/showthread.php?t=113852" xlink:type="simple">Rogue - The Adventure Game (1986)(Epyx)[h titlescreen original colours ross][f denis2342 - Crashdisk].zip from the EAB file server (reassembled &amp; bugfixed version by dennis2342)

More info:
https://eab.abime.net/showthread.php?t=113852
https://forum.amiga.org/index.php?&amp;topic=75893.0
https://github.com/denis2342/Rogue</text:a></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Rome AD 92: The Pathway to Power</text:p>
          </table:table-cell>
          <table:table-cell table:style-name="ce7" office:value-type="float" office:value="1992" calcext:value-type="float">
            <text:p>1992</text:p>
          </table:table-cell>
          <table:table-cell table:style-name="ce2" office:value-type="string" calcext:value-type="string">
            <text:p>Adventure</text:p>
          </table:table-cell>
          <table:table-cell table:style-name="ce3" office:value-type="string" calcext:value-type="string">
            <text:p>Firstlight</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Has a single save slot only (forced “Ironman Mode”); saves the game to the first disk (the boot disk) on quit. You need to delete the save image of the first disk to start a new game.</text:p>
            <text:p/>
            <text:p>Supports two floppy drives.</text:p>
          </table:table-cell>
          <table:table-cell table:style-name="ce3" office:value-type="string" calcext:value-type="string">
            <text:p>SPS 0780</text:p>
          </table:table-cell>
          <table:table-cell table:style-name="ce3"/>
          <table:table-cell table:style-name="ce2" office:value-type="float" office:value="3" calcext:value-type="float">
            <text:p>3</text:p>
          </table:table-cell>
          <table:table-cell table:style-name="ce3" table:number-columns-repeated="17"/>
          <table:table-cell table:number-columns-repeated="996"/>
        </table:table-row>
        <table:table-row table:style-name="ro1">
          <table:table-cell table:style-name="ce2" office:value-type="string" calcext:value-type="string">
            <text:p>Scapeghost</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Copied files from the Retroplay WHDLoad version</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ecret of Monkey Island, The</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8x CPU speed recommended.</text:span></text:p>
            <text:p><text:span text:style-name="T1">The game was coded with accelerators in mind; e.g., below 4x CPU speeds, there are no  animated clouds in the intro sequence.</text:span></text:p>
            <text:p><text:span text:style-name="T1"/></text:p>
            <text:p><text:span text:style-name="T2">To start the game, double-click on the </text:span><text:span text:style-name="T3">MonkeyIsland </text:span><text:span text:style-name="T4">disk icon, then on the </text:span><text:span text:style-name="T5">MonkeyIsland </text:span><text:span text:style-name="T4">icon.</text:span></text:p>
          </table:table-cell>
          <table:table-cell table:style-name="ce2" office:value-type="string" calcext:value-type="string">
            <text:p>SPS 1625</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ecret of the Silver Blades</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983</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entinel, The</text:p>
          </table:table-cell>
          <table:table-cell table:style-name="ce7" office:value-type="float" office:value="1988" calcext:value-type="float">
            <text:p>1988</text:p>
          </table:table-cell>
          <table:table-cell table:style-name="ce2" office:value-type="string" calcext:value-type="string">
            <text:p>Puzzle</text:p>
          </table:table-cell>
          <table:table-cell table:style-name="ce2" office:value-type="string" calcext:value-type="string">
            <text:p>Geoff Crammond</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3025</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Settlers, The</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0143</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even Cities of Gold</text:p>
          </table:table-cell>
          <table:table-cell table:style-name="ce7" office:value-type="float" office:value="1985" calcext:value-type="float">
            <text:p>1985</text:p>
          </table:table-cell>
          <table:table-cell table:style-name="ce2" office:value-type="string" calcext:value-type="string">
            <text:p>Strategy</text:p>
          </table:table-cell>
          <table:table-cell table:style-name="ce2" office:value-type="string" calcext:value-type="string">
            <text:p>Ozark Softscape</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908</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Shadow of the Beast</text:p>
          </table:table-cell>
          <table:table-cell table:style-name="ce7" office:value-type="float" office:value="1989" calcext:value-type="float">
            <text:p>1989</text:p>
          </table:table-cell>
          <table:table-cell table:style-name="ce2" office:value-type="string" calcext:value-type="string">
            <text:p>Action</text:p>
          </table:table-cell>
          <table:table-cell table:style-name="ce2" office:value-type="string" calcext:value-type="string">
            <text:p>Reflection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Needs joystick.</text:p>
          </table:table-cell>
          <table:table-cell table:style-name="ce2" office:value-type="string" calcext:value-type="string">
            <text:p>SPS 1357</text:p>
          </table:table-cell>
          <table:table-cell table:style-name="ce2"/>
          <table:table-cell table:style-name="ce2" office:value-type="float" office:value="2" calcext:value-type="float">
            <text:p>2</text:p>
          </table:table-cell>
          <table:table-cell table:style-name="ce3" table:number-columns-repeated="17"/>
          <table:table-cell table:number-columns-repeated="996"/>
        </table:table-row>
        <table:table-row table:style-name="ro1">
          <table:table-cell table:style-name="ce2" office:value-type="string" calcext:value-type="string">
            <text:p>Shadowgate</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ICOM</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7">Type </text:span><text:span text:style-name="T8">Save:YourSavegameName</text:span><text:span text:style-name="T9"> in the dialog when saving the game (you can</text:span></text:p>
            <text:p><text:span text:style-name="T7">use any name you like after the </text:span><text:span text:style-name="T8">Save:</text:span><text:span text:style-name="T9"> part).</text:span></text:p>
          </table:table-cell>
          <table:table-cell table:style-name="ce2" office:value-type="string" calcext:value-type="string">
            <text:p>Abaddon's "unofficial" CT-RAW game &amp; hint disk images.</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SimCity (CDTV)</text:p>
          </table:table-cell>
          <table:table-cell table:style-name="ce7"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Maxis</text:p>
          </table:table-cell>
          <table:table-cell table:style-name="ce12" office:value-type="string" calcext:value-type="string">
            <text:p>CD</text:p>
          </table:table-cell>
          <table:table-cell table:style-name="ce14" office:value-type="string" calcext:value-type="string">
            <text:p>NTSC</text:p>
          </table:table-cell>
          <table:table-cell table:style-name="ce7" office:value-type="string" calcext:value-type="string">
            <text:p>CDTV</text:p>
          </table:table-cell>
          <table:table-cell table:style-name="ce2" office:value-type="string" calcext:value-type="string">
            <text:p>CD version extras: intro video, CD Audio music, enhanced graphics, all city packs, new scenarios.</text:p>
            <text:p/>
          </table:table-cell>
          <table:table-cell table:style-name="ce2" office:value-type="string" calcext:value-type="string">
            <text:p>Redump</text:p>
            <text:p>SimCity (Europe) (En,Fr,De,Es,It).zip</text:p>
          </table:table-cell>
          <table:table-cell table:style-name="ce2"/>
          <table:table-cell table:style-name="ce21"/>
          <table:table-cell table:number-columns-repeated="1013"/>
        </table:table-row>
        <table:table-row table:style-name="ro1">
          <table:table-cell table:style-name="ce2" office:value-type="string" calcext:value-type="string">
            <text:p>SimCity Collection</text:p>
          </table:table-cell>
          <table:table-cell table:style-name="ce7"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Maxi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Ultimate" version compiled from the v1.1 and v1.2.2 releases and extras disks. Includes the 16-colour and 64-colour versions, all city packs, the terrain editor, utilities, and all official extra maps.</text:span></text:p>
            <text:p><text:span text:style-name="T1"/></text:p>
            <text:p><text:span text:style-name="T6">SimCity512K</text:span></text:p>
            <text:p><text:span text:style-name="T6"/></text:p>
            <text:p><text:span text:style-name="T1">Initial 16-colour version (v1.1) for 512K Amigas. Has manual-based copy protection; refer to the protection codes PDF. The first symbol of the 3-symbol codes is in the top right corner of each page.</text:span></text:p>
            <text:p><text:span text:style-name="T6"/></text:p>
            <text:p><text:span text:style-name="T6">SimCity1.2</text:span></text:p>
            <text:p><text:span text:style-name="T6"/></text:p>
            <text:p><text:span text:style-name="T1">Later 64-colour version (v1.2.2) that requires 1MB RAM. This version has the manual-based copy protection removed by the developer.</text:span></text:p>
          </table:table-cell>
          <table:table-cell table:style-name="ce2" office:value-type="string" calcext:value-type="string">
            <text:p>SPS 1954</text:p>
            <text:p>SPS 2192</text:p>
            <text:p>"SimCity64Complete [Sim City 64EHB Complete HD ready. Please dont sue us )].lha" from the EAB file server (copy of v1.2.2)</text:p>
            <text:p>"SimCityComplete [SimCity 1.2 + Terrain Editor + Utils + Ancient-Future Cities Packs].lha"</text:p>
          </table:table-cell>
          <table:table-cell table:style-name="ce2" office:value-type="string" calcext:value-type="string">
            <text:p>Copied files to HD as per instructions.</text:p>
          </table:table-cell>
          <table:table-cell table:style-name="ce21"/>
          <table:table-cell table:number-columns-repeated="1013"/>
        </table:table-row>
        <table:table-row table:style-name="ro1">
          <table:table-cell table:style-name="ce2" office:value-type="string" calcext:value-type="string">
            <text:p>Simon the Sorcerer (AGA)</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Adventure Soft</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1200</text:p>
          </table:table-cell>
          <table:table-cell table:style-name="ce2"/>
          <table:table-cell table:style-name="ce2" office:value-type="string" calcext:value-type="string">
            <text:p>SPS 0898</text:p>
          </table:table-cell>
          <table:table-cell table:style-name="ce2" office:value-type="string" calcext:value-type="string">
            <text:p>Has HD installer.</text:p>
            <text:p>The CLI startup instructions are wrong; should use the launch command from startup-sequence on disk 1.</text:p>
          </table:table-cell>
          <table:table-cell table:style-name="ce21"/>
          <table:table-cell table:number-columns-repeated="1013"/>
        </table:table-row>
        <table:table-row table:style-name="ro1">
          <table:table-cell table:style-name="ce2" office:value-type="string" calcext:value-type="string">
            <text:p>Simon the Sorcerer (CD32)</text:p>
          </table:table-cell>
          <table:table-cell table:style-name="ce7"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Adventure Soft</text:p>
          </table:table-cell>
          <table:table-cell table:style-name="ce12" office:value-type="string" calcext:value-type="string">
            <text:p>CD</text:p>
          </table:table-cell>
          <table:table-cell table:style-name="ce15" office:value-type="string" calcext:value-type="string">
            <text:p>NTSC50</text:p>
          </table:table-cell>
          <table:table-cell table:style-name="ce7" office:value-type="string" calcext:value-type="string">
            <text:p>CD32</text:p>
          </table:table-cell>
          <table:table-cell table:style-name="ce2" office:value-type="string" calcext:value-type="string">
            <text:p>Best version with sample-based music and digital speech</text:p>
          </table:table-cell>
          <table:table-cell table:style-name="ce2" office:value-type="string" calcext:value-type="string">
            <text:p>TOSEC-ISO</text:p>
            <text:p>Simon the Sorcerer (1994)(Adventure Soft)[!].zip</text:p>
          </table:table-cell>
          <table:table-cell table:style-name="ce2"/>
          <table:table-cell table:style-name="ce21"/>
          <table:table-cell table:number-columns-repeated="1013"/>
        </table:table-row>
        <table:table-row table:style-name="ro1">
          <table:table-cell table:style-name="ce2" office:value-type="string" calcext:value-type="string">
            <text:p>Soccer Kid (AGA)</text:p>
          </table:table-cell>
          <table:table-cell table:style-name="ce7" office:value-type="float" office:value="1993" calcext:value-type="float">
            <text:p>1993</text:p>
          </table:table-cell>
          <table:table-cell table:style-name="ce2" office:value-type="string" calcext:value-type="string">
            <text:p>Krisalis</text:p>
          </table:table-cell>
          <table:table-cell table:style-name="ce2" office:value-type="string" calcext:value-type="string">
            <text:p>Platformer</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1220</text:p>
          </table:table-cell>
          <table:table-cell table:style-name="ce2" office:value-type="string" calcext:value-type="string">
            <text:p><text:span text:style-name="T7">Pressing any key will skip the intro (including pressing</text:span><text:span text:style-name="T8"> Alt+Tab</text:span><text:span text:style-name="T9"> switch to a different window).</text:span></text:p>
          </table:table-cell>
          <table:table-cell table:style-name="ce3" office:value-type="string" calcext:value-type="string">
            <text:p>SPS 1150</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occer Kid (CD32)</text:p>
          </table:table-cell>
          <table:table-cell table:style-name="ce7" office:value-type="float" office:value="1994" calcext:value-type="float">
            <text:p>1994</text:p>
          </table:table-cell>
          <table:table-cell table:style-name="ce2" office:value-type="string" calcext:value-type="string">
            <text:p>Krisalis</text:p>
          </table:table-cell>
          <table:table-cell table:style-name="ce2" office:value-type="string" calcext:value-type="string">
            <text:p>Platformer</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table:table-cell table:style-name="ce3" office:value-type="string" calcext:value-type="string">
            <text:p>TOSEC-ISO</text:p>
            <text:p>Soccer Kid (1994)(Krisalis)(M5)[!].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Soccer Kid (OCS)</text:p>
          </table:table-cell>
          <table:table-cell table:style-name="ce7" office:value-type="float" office:value="1993" calcext:value-type="float">
            <text:p>1993</text:p>
          </table:table-cell>
          <table:table-cell table:style-name="ce2" office:value-type="string" calcext:value-type="string">
            <text:p>Krisalis</text:p>
          </table:table-cell>
          <table:table-cell table:style-name="ce2" office:value-type="string" calcext:value-type="string">
            <text:p>Platformer</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text:span text:style-name="T1">Multi-language release (English, French, German, Spanish, Italian).</text:span></text:p>
            <text:p><text:span text:style-name="T1">Supports four floppy drives; no disk swapping is necessary.</text:span></text:p>
            <text:p><text:span text:style-name="T7">Pressing any key will skip the intro (including pressing</text:span><text:span text:style-name="T8"> Alt+Tab</text:span><text:span text:style-name="T9"> switch to a different window).</text:span></text:p>
          </table:table-cell>
          <table:table-cell table:style-name="ce3" office:value-type="string" calcext:value-type="string">
            <text:p>SPS 1129</text:p>
          </table:table-cell>
          <table:table-cell/>
          <table:table-cell table:style-name="ce2" office:value-type="float" office:value="4" calcext:value-type="float">
            <text:p>4</text:p>
          </table:table-cell>
          <table:table-cell table:style-name="ce3" table:number-columns-repeated="17"/>
          <table:table-cell table:number-columns-repeated="996"/>
        </table:table-row>
        <table:table-row table:style-name="ro1">
          <table:table-cell table:style-name="ce2" office:value-type="string" calcext:value-type="string">
            <text:p>Space Quest I: The Sarien Encounter (AGI)</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Floppy game that saves to the hard disk.</text:span></text:p>
            <text:p><text:span text:style-name="T7">When save or restoring the game, enter </text:span><text:span text:style-name="T8">Save: </text:span><text:span text:style-name="T9">for the volume name, with the semicolon at the end (this is important).</text:span></text:p>
          </table:table-cell>
          <table:table-cell table:style-name="ce2" office:value-type="string" calcext:value-type="string">
            <text:p>SPS 1484</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Space Quest II: Vorhaul's Revenge</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Has no disk-based protection.</text:p>
          </table:table-cell>
          <table:table-cell table:style-name="ce2" office:value-type="string" calcext:value-type="string">
            <text:p>SPS 1053</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pace Quest III: The Pirates of Pestulon</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292</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peedball 2: Brutal Deluxe (CD32)</text:p>
          </table:table-cell>
          <table:table-cell table:style-name="ce7" office:value-type="float" office:value="1995" calcext:value-type="float">
            <text:p>1995</text:p>
          </table:table-cell>
          <table:table-cell table:style-name="ce2" office:value-type="string" calcext:value-type="string">
            <text:p>Sports</text:p>
          </table:table-cell>
          <table:table-cell table:style-name="ce2" office:value-type="string" calcext:value-type="string">
            <text:p>Bitmap Brothers</text:p>
          </table:table-cell>
          <table:table-cell table:style-name="ce12" office:value-type="string" calcext:value-type="string">
            <text:p>CD</text:p>
          </table:table-cell>
          <table:table-cell table:style-name="ce13" office:value-type="string" calcext:value-type="string">
            <text:p>PAL</text:p>
          </table:table-cell>
          <table:table-cell table:style-name="ce7" office:value-type="string" calcext:value-type="string">
            <text:p>CD32</text:p>
          </table:table-cell>
          <table:table-cell table:style-name="ce2" office:value-type="string" calcext:value-type="string">
            <text:p>Needs joystick.</text:p>
          </table:table-cell>
          <table:table-cell table:style-name="ce2" office:value-type="string" calcext:value-type="string">
            <text:p>TOSEC-ISO</text:p>
            <text:p>Speedball 2 (1995)(Renegade)[!].zip</text:p>
          </table:table-cell>
          <table:table-cell table:style-name="ce2" table:number-columns-repeated="2"/>
          <table:table-cell table:style-name="ce3" table:number-columns-repeated="17"/>
          <table:table-cell table:number-columns-repeated="996"/>
        </table:table-row>
        <table:table-row table:style-name="ro1">
          <table:table-cell table:style-name="ce2" office:value-type="string" calcext:value-type="string">
            <text:p>Speedball 2: Brutal Deluxe (OCS)</text:p>
          </table:table-cell>
          <table:table-cell table:style-name="ce7" office:value-type="float" office:value="1990" calcext:value-type="float">
            <text:p>1990</text:p>
          </table:table-cell>
          <table:table-cell table:style-name="ce2" office:value-type="string" calcext:value-type="string">
            <text:p>Sports</text:p>
          </table:table-cell>
          <table:table-cell table:style-name="ce2" office:value-type="string" calcext:value-type="string">
            <text:p>Bitmap Brothers</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Needs joystick.</text:p>
            <text:p>Uses CopyLock.</text:p>
            <text:p>The 1994 Kixx release used a scene crack (better to avoid it).</text:p>
          </table:table-cell>
          <table:table-cell table:style-name="ce2" office:value-type="string" calcext:value-type="string">
            <text:p>SPS 2897</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Starflight</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Binary System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Needs 16x CPU speed; some parts of the game are very slow at stock A500 speeds.</text:p>
            <text:p/>
            <text:p>Every time you leave the starport, you will be asked to enter the correct launch codes. This is a form of copy protection; if you enter the wrong code, the game will let you play for a while, but eventually the space police will catch you and will destroy your ship.</text:p>
          </table:table-cell>
          <table:table-cell table:style-name="ce2" office:value-type="string" calcext:value-type="string">
            <text:p>SPS 0855</text:p>
          </table:table-cell>
          <table:table-cell table:style-name="ce2" office:value-type="string" calcext:value-type="string">
            <text:p>No HD installer; copied files to HD manually (has no disk-based copy protection according to the manual).</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torm Master</text:p>
          </table:table-cell>
          <table:table-cell table:style-name="ce7"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Silmaris</text:p>
          </table:table-cell>
          <table:table-cell table:style-name="ce10" office:value-type="string" calcext:value-type="string">
            <text:p>Floppy</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0620</text:p>
          </table:table-cell>
          <table:table-cell table:style-name="ce2"/>
          <table:table-cell table:style-name="ce2" office:value-type="float" office:value="1" calcext:value-type="float">
            <text:p>1</text:p>
          </table:table-cell>
          <table:table-cell table:style-name="ce5" table:number-columns-repeated="17"/>
          <table:table-cell table:number-columns-repeated="996"/>
        </table:table-row>
        <table:table-row table:style-name="ro1">
          <table:table-cell table:style-name="ce2" office:value-type="string" calcext:value-type="string">
            <text:p>Street Rod</text:p>
          </table:table-cell>
          <table:table-cell table:style-name="ce7" office:value-type="float" office:value="1990" calcext:value-type="float">
            <text:p>1990</text:p>
          </table:table-cell>
          <table:table-cell table:style-name="ce2" office:value-type="string" calcext:value-type="string">
            <text:p>Racing</text:p>
          </table:table-cell>
          <table:table-cell table:style-name="ce2" office:value-type="string" calcext:value-type="string">
            <text:p>PZK</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Needs to be started from a default 40-column workbench screen otherwise you'll get corrupted graphics on the racing screen.</text:p>
          </table:table-cell>
          <table:table-cell table:style-name="ce2" office:value-type="string" calcext:value-type="string">
            <text:p>"Unofficial" CT-RAW dump from the EAB file server.</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Street Rod 2: The Next Generation</text:p>
          </table:table-cell>
          <table:table-cell table:style-name="ce7" office:value-type="float" office:value="1991" calcext:value-type="float">
            <text:p>1991</text:p>
          </table:table-cell>
          <table:table-cell table:style-name="ce2" office:value-type="string" calcext:value-type="string">
            <text:p>Racing</text:p>
          </table:table-cell>
          <table:table-cell table:style-name="ce2" office:value-type="string" calcext:value-type="string">
            <text:p>PZK</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Unofficial" CT-RAW dump from the EAB file server.</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Tass Times in Tonetown</text:p>
          </table:table-cell>
          <table:table-cell table:style-name="ce7"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akes a very long time to load, even with warp mode enabled. There's no floppy activity for a long time during loading.</text:p>
            <text:p>Needs 512K Chip RAM only. Use the "start" config that loads a savestate after the loading has finished.</text:p>
            <text:p>Saves to the game disk.</text:p>
          </table:table-cell>
          <table:table-cell table:style-name="ce2" office:value-type="string" calcext:value-type="string">
            <text:p>SPS 0390</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Times of Lore</text:p>
          </table:table-cell>
          <table:table-cell table:style-name="ce7" office:value-type="float" office:value="1989" calcext:value-type="float">
            <text:p>1989</text:p>
          </table:table-cell>
          <table:table-cell table:style-name="ce2" office:value-type="string" calcext:value-type="string">
            <text:p>RPG</text:p>
          </table:table-cell>
          <table:table-cell table:style-name="ce2" office:value-type="string" calcext:value-type="string">
            <text:p>Origin</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Saves to the game disk.</text:p>
            <text:p>Needs a joystick.</text:p>
          </table:table-cell>
          <table:table-cell table:style-name="ce4" office:value-type="string" calcext:value-type="string">
            <text:p>SPS 2777</text:p>
          </table:table-cell>
          <table:table-cell table:style-name="ce2"/>
          <table:table-cell table:style-name="ce2" office:value-type="float" office:value="1" calcext:value-type="float">
            <text:p>1</text:p>
          </table:table-cell>
          <table:table-cell table:style-name="ce2" table:number-columns-repeated="2"/>
          <table:table-cell table:style-name="ce7"/>
          <table:table-cell table:style-name="ce2" table:number-columns-repeated="2"/>
          <table:table-cell table:style-name="ce7"/>
          <table:table-cell table:style-name="ce2" table:number-columns-repeated="2"/>
          <table:table-cell table:style-name="ce7"/>
          <table:table-cell table:style-name="ce2" table:number-columns-repeated="2"/>
          <table:table-cell table:style-name="ce7"/>
          <table:table-cell table:style-name="ce2"/>
          <table:table-cell table:style-name="ce3" table:number-columns-repeated="4"/>
          <table:table-cell table:number-columns-repeated="996"/>
        </table:table-row>
        <table:table-row table:style-name="ro1">
          <table:table-cell table:style-name="ce2" office:value-type="string" calcext:value-type="string">
            <text:p>Total Eclipse</text:p>
          </table:table-cell>
          <table:table-cell table:style-name="ce7"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7" office:value-type="string" calcext:value-type="string">
            <text:p>A500</text:p>
          </table:table-cell>
          <table:table-cell table:style-name="ce2" office:value-type="string" calcext:value-type="string">
            <text:p>Saves to the game disk.</text:p>
            <text:p>Uses CopyLock.</text:p>
          </table:table-cell>
          <table:table-cell table:style-name="ce2" office:value-type="string" calcext:value-type="string">
            <text:p>SPS 1973</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Transarctica (AGA)</text:p>
          </table:table-cell>
          <table:table-cell table:style-name="ce7"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1200</text:p>
          </table:table-cell>
          <table:table-cell table:style-name="ce2" office:value-type="string" calcext:value-type="string">
            <text:p>The first disk must be inserted into DF0: before starting the game to pass the protection check.</text:p>
            <text:p>This is the French release that has multi-language support but assumes an AZERTY keyboard, so the config remaps that to the QWERTY layout (this only affects entering the name of your saved game).</text:p>
          </table:table-cell>
          <table:table-cell table:style-name="ce2" office:value-type="string" calcext:value-type="string">
            <text:p>"Unofficial" IPF from the EAB file server.</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Treasures of the Savage Frontier</text:p>
          </table:table-cell>
          <table:table-cell table:style-name="ce7"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table:table-cell table:style-name="ce2" office:value-type="string" calcext:value-type="string">
            <text:p>SPS 0992</text:p>
          </table:table-cell>
          <table:table-cell table:style-name="ce2" office:value-type="string" calcext:value-type="string">
            <text:p>No HD installer; copied files to HD manually.</text:p>
          </table:table-cell>
          <table:table-cell table:style-name="ce2"/>
          <table:table-cell table:style-name="ce20" table:number-columns-repeated="9"/>
          <table:table-cell table:style-name="ce3" table:number-columns-repeated="8"/>
          <table:table-cell table:number-columns-repeated="996"/>
        </table:table-row>
        <table:table-row table:style-name="ro1">
          <table:table-cell table:style-name="ce2" office:value-type="string" calcext:value-type="string">
            <text:p>Uninvited</text:p>
          </table:table-cell>
          <table:table-cell table:style-name="ce7"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ICOM</text:p>
          </table:table-cell>
          <table:table-cell table:style-name="ce10" office:value-type="string" calcext:value-type="string">
            <text:p>Floppy</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7">Type </text:span><text:span text:style-name="T8">Save:YourSavegameName</text:span><text:span text:style-name="T9"> in the dialog when saving the game (you can</text:span></text:p>
            <text:p><text:span text:style-name="T7">use any name you like after the </text:span><text:span text:style-name="T8">Save:</text:span><text:span text:style-name="T9"> part).</text:span></text:p>
          </table:table-cell>
          <table:table-cell table:style-name="ce2" office:value-type="string" calcext:value-type="string">
            <text:p>Abaddon's "unofficial" IPF image.</text:p>
          </table:table-cell>
          <table:table-cell table:style-name="ce2"/>
          <table:table-cell table:style-name="ce2" office:value-type="float" office:value="1" calcext:value-type="float">
            <text:p>1</text:p>
          </table:table-cell>
          <table:table-cell table:style-name="ce3" table:number-columns-repeated="17"/>
          <table:table-cell table:number-columns-repeated="996"/>
        </table:table-row>
        <table:table-row table:style-name="ro1">
          <table:table-cell table:style-name="ce2" office:value-type="string" calcext:value-type="string">
            <text:p>WaxWorks</text:p>
          </table:table-cell>
          <table:table-cell table:style-name="ce7" office:value-type="float" office:value="1993" calcext:value-type="float">
            <text:p>1993</text:p>
          </table:table-cell>
          <table:table-cell table:style-name="ce2" office:value-type="string" calcext:value-type="string">
            <text:p>Adventure</text:p>
          </table:table-cell>
          <table:table-cell table:style-name="ce2" office:value-type="string" calcext:value-type="string">
            <text:p>Horrorsoft</text:p>
          </table:table-cell>
          <table:table-cell table:style-name="ce11" office:value-type="string" calcext:value-type="string">
            <text:p>HD</text:p>
          </table:table-cell>
          <table:table-cell table:style-name="ce15" office:value-type="string" calcext:value-type="string">
            <text:p>NTSC50</text:p>
          </table:table-cell>
          <table:table-cell table:style-name="ce7" office:value-type="string" calcext:value-type="string">
            <text:p>A500</text:p>
          </table:table-cell>
          <table:table-cell table:style-name="ce2"/>
          <table:table-cell table:style-name="ce2" office:value-type="string" calcext:value-type="string">
            <text:p>SPS 2274</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Windwalker</text:p>
          </table:table-cell>
          <table:table-cell table:style-name="ce7"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Origin</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8x CPU speed seems to work fine and speed up the game a little.</text:p>
          </table:table-cell>
          <table:table-cell table:style-name="ce2" office:value-type="string" calcext:value-type="string">
            <text:p>SPS 1391</text:p>
          </table:table-cell>
          <table:table-cell table:style-name="ce2" office:value-type="string" calcext:value-type="string">
            <text:p>No HD installer; copied files to HD manually.</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Wonderland: Dream the Dream...</text:p>
          </table:table-cell>
          <table:table-cell table:style-name="ce7"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7" office:value-type="string" calcext:value-type="string">
            <text:p>A500</text:p>
          </table:table-cell>
          <table:table-cell table:style-name="ce2"/>
          <table:table-cell table:style-name="ce2" office:value-type="string" calcext:value-type="string">
            <text:p>SPS 0277</text:p>
          </table:table-cell>
          <table:table-cell table:style-name="ce2" office:value-type="string" calcext:value-type="string">
            <text:p>Has HD installer.</text:p>
          </table:table-cell>
          <table:table-cell table:style-name="ce2"/>
          <table:table-cell table:style-name="ce3" table:number-columns-repeated="17"/>
          <table:table-cell table:number-columns-repeated="996"/>
        </table:table-row>
        <table:table-row table:style-name="ro1">
          <table:table-cell table:style-name="ce2" office:value-type="string" calcext:value-type="string">
            <text:p>Zak McKracken and the Alien Mindbenders</text:p>
          </table:table-cell>
          <table:table-cell table:style-name="ce7"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7" office:value-type="string" calcext:value-type="string">
            <text:p>A500</text:p>
          </table:table-cell>
          <table:table-cell table:style-name="ce2" office:value-type="string" calcext:value-type="string">
            <text:p><text:span text:style-name="T1">4x CPU speed seems to be fine and helps with the animations a bit.</text:span></text:p>
            <text:p><text:span text:style-name="T1"/></text:p>
            <text:p><text:span text:style-name="T2">To start the game, double-click on the </text:span><text:span text:style-name="T3">ZakMcKracken </text:span><text:span text:style-name="T4">disk icon, then on the </text:span><text:span text:style-name="T5">Zak </text:span><text:span text:style-name="T4">icon.</text:span></text:p>
          </table:table-cell>
          <table:table-cell table:style-name="ce2" office:value-type="string" calcext:value-type="string">
            <text:p>SPS 0596</text:p>
          </table:table-cell>
          <table:table-cell table:style-name="ce2" office:value-type="string" calcext:value-type="string">
            <text:p>Copied files to HD as per instructions.</text:p>
          </table:table-cell>
          <table:table-cell table:style-name="ce2"/>
          <table:table-cell table:style-name="ce3" table:number-columns-repeated="17"/>
          <table:table-cell table:number-columns-repeated="996"/>
        </table:table-row>
        <table:table-row table:style-name="ro3" table:number-rows-repeated="16">
          <table:table-cell table:number-columns-repeated="1024"/>
        </table:table-row>
        <table:table-row table:style-name="ro1" table:number-rows-repeated="7">
          <table:table-cell table:number-columns-repeated="7"/>
          <table:table-cell table:style-name="ce16"/>
          <table:table-cell table:style-name="ce20"/>
          <table:table-cell/>
          <table:table-cell table:style-name="ce22"/>
          <table:table-cell table:number-columns-repeated="1013"/>
        </table:table-row>
        <table:table-row table:style-name="ro4">
          <table:table-cell table:number-columns-repeated="7"/>
          <table:table-cell table:style-name="ce16"/>
          <table:table-cell table:style-name="ce20"/>
          <table:table-cell/>
          <table:table-cell table:style-name="ce22"/>
          <table:table-cell table:number-columns-repeated="1013"/>
        </table:table-row>
        <table:table-row table:style-name="ro1" table:number-rows-repeated="9">
          <table:table-cell table:number-columns-repeated="7"/>
          <table:table-cell table:style-name="ce16"/>
          <table:table-cell table:style-name="ce20"/>
          <table:table-cell/>
          <table:table-cell table:style-name="ce22"/>
          <table:table-cell table:number-columns-repeated="1013"/>
        </table:table-row>
        <table:table-row table:style-name="ro1" table:number-rows-repeated="7">
          <table:table-cell table:style-name="ce5"/>
          <table:table-cell table:style-name="ce9"/>
          <table:table-cell table:style-name="ce5" table:number-columns-repeated="5"/>
          <table:table-cell table:style-name="ce4"/>
          <table:table-cell table:style-name="ce20"/>
          <table:table-cell table:style-name="ce5"/>
          <table:table-cell table:style-name="ce23"/>
          <table:table-cell table:style-name="ce5" table:number-columns-repeated="17"/>
          <table:table-cell table:number-columns-repeated="996"/>
        </table:table-row>
        <table:table-row table:style-name="ro1">
          <table:table-cell table:style-name="ce5"/>
          <table:table-cell table:style-name="ce7"/>
          <table:table-cell table:style-name="ce2" table:number-columns-repeated="2"/>
          <table:table-cell table:style-name="ce10"/>
          <table:table-cell table:style-name="ce13"/>
          <table:table-cell table:style-name="ce7"/>
          <table:table-cell table:style-name="ce2" table:number-columns-repeated="4"/>
          <table:table-cell table:style-name="ce3" table:number-columns-repeated="17"/>
          <table:table-cell table:number-columns-repeated="996"/>
        </table:table-row>
        <table:table-row table:style-name="ro1" table:number-rows-repeated="642">
          <table:table-cell table:style-name="ce2"/>
          <table:table-cell table:style-name="ce7"/>
          <table:table-cell table:style-name="ce2"/>
          <table:table-cell table:style-name="ce3"/>
          <table:table-cell table:style-name="ce7" table:number-columns-repeated="3"/>
          <table:table-cell table:style-name="ce3" table:number-columns-repeated="3"/>
          <table:table-cell table:style-name="ce2"/>
          <table:table-cell table:style-name="ce3" table:number-columns-repeated="17"/>
          <table:table-cell table:number-columns-repeated="996"/>
        </table:table-row>
        <table:table-row table:style-name="ro3" table:number-rows-repeated="1047691">
          <table:table-cell table:number-columns-repeated="1024"/>
        </table:table-row>
        <table:table-row table:style-name="ro3">
          <table:table-cell table:number-columns-repeated="1024"/>
        </table:table-row>
        <table:named-expressions>
          <table:named-range table:name="_xlnm._FilterDatabase" table:base-cell-address="$V1.$A$1" table:cell-range-address="$V1.$A$1:.$AB$884"/>
        </table:named-expressions>
      </table:table>
      <table:named-expressions/>
      <table:database-ranges>
        <table:database-range table:name="__Anonymous_Sheet_DB__0" table:target-range-address="V1.A1:V1.AB88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docs-Calibri&quot;" svg:font-family="&quot;docs-Calibri&quot;"/>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1" style:display-name="PageStyle_V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39" meta:object-count="0"/>
    <meta:generator>LibreOfficeDev/6.0.5.2$Linux_X86_64 LibreOffice_project/</meta:generator>
  </office:meta>
</office:document-meta>
</file>